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output_values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Höhe</text:p>
          </table:table-cell>
          <table:table-cell office:value-type="string" calcext:value-type="string">
            <text:p>Breite (sigma)</text:p>
          </table:table-cell>
          <table:table-cell office:value-type="string" calcext:value-type="string">
            <text:p>Breite (fwhm)</text:p>
          </table:table-cell>
          <table:table-cell office:value-type="string" calcext:value-type="string">
            <text:p>Untergru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gnal/Raus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04_S.txt</text:p>
          </table:table-cell>
          <table:table-cell office:value-type="string" calcext:value-type="string">
            <text:p>DHB-7S</text:p>
          </table:table-cell>
          <table:table-cell office:value-type="float" office:value="734.570435698757" calcext:value-type="float">
            <text:p>734,570435698757</text:p>
          </table:table-cell>
          <table:table-cell office:value-type="float" office:value="60510.5982957008" calcext:value-type="float">
            <text:p>60510,5982957008</text:p>
          </table:table-cell>
          <table:table-cell office:value-type="float" office:value="0.0239173020006236" calcext:value-type="float">
            <text:p>0,023917302000624</text:p>
          </table:table-cell>
          <table:table-cell office:value-type="float" office:value="0.0563209421741272" calcext:value-type="float">
            <text:p>0,056320942174127</text:p>
          </table:table-cell>
          <table:table-cell office:value-type="float" office:value="597.536405964689" calcext:value-type="float">
            <text:p>597,536405964689</text:p>
          </table:table-cell>
          <table:table-cell office:value-type="float" office:value="13042.5807407072" calcext:value-type="float">
            <text:p>13042,5807407072</text:p>
          </table:table-cell>
          <table:table-cell table:formula="of:=[.D2]/[.G2]" office:value-type="float" office:value="101.266797623837" calcext:value-type="float">
            <text:p>101,266797623837</text:p>
          </table:table-cell>
          <table:table-cell office:value-type="string" calcext:value-type="string">
            <text:p>Disqualified:</text:p>
          </table:table-cell>
          <table:table-cell office:value-type="string" calcext:value-type="string">
            <text:p>A11_S.txt</text:p>
          </table:table-cell>
          <table:table-cell office:value-type="string" calcext:value-type="string">
            <text:p>CHC-7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4_S.txt</text:p>
          </table:table-cell>
          <table:table-cell office:value-type="string" calcext:value-type="string">
            <text:p>DHB-7S</text:p>
          </table:table-cell>
          <table:table-cell office:value-type="float" office:value="760.585877801499" calcext:value-type="float">
            <text:p>760,585877801499</text:p>
          </table:table-cell>
          <table:table-cell office:value-type="float" office:value="46583.837512677" calcext:value-type="float">
            <text:p>46583,837512677</text:p>
          </table:table-cell>
          <table:table-cell office:value-type="float" office:value="0.0253000776867641" calcext:value-type="float">
            <text:p>0,025300077686764</text:p>
          </table:table-cell>
          <table:table-cell office:value-type="float" office:value="0.0595771300776324" calcext:value-type="float">
            <text:p>0,059577130077632</text:p>
          </table:table-cell>
          <table:table-cell office:value-type="float" office:value="519.532997955572" calcext:value-type="float">
            <text:p>519,532997955572</text:p>
          </table:table-cell>
          <table:table-cell office:value-type="float" office:value="12766.4067874772" calcext:value-type="float">
            <text:p>12766,4067874772</text:p>
          </table:table-cell>
          <table:table-cell table:formula="of:=[.D3]/[.G3]" office:value-type="float" office:value="89.6648291754139" calcext:value-type="float">
            <text:p>89,6648291754139</text:p>
          </table:table-cell>
          <table:table-cell/>
          <table:table-cell office:value-type="string" calcext:value-type="string">
            <text:p>B11_S.txt</text:p>
          </table:table-cell>
          <table:table-cell office:value-type="string" calcext:value-type="string">
            <text:p>CHC-6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5_S.txt</text:p>
          </table:table-cell>
          <table:table-cell office:value-type="string" calcext:value-type="string">
            <text:p>DHB-7S</text:p>
          </table:table-cell>
          <table:table-cell office:value-type="float" office:value="734.570006665763" calcext:value-type="float">
            <text:p>734,570006665763</text:p>
          </table:table-cell>
          <table:table-cell office:value-type="float" office:value="56446.7027289114" calcext:value-type="float">
            <text:p>56446,7027289114</text:p>
          </table:table-cell>
          <table:table-cell office:value-type="float" office:value="0.0237686998321194" calcext:value-type="float">
            <text:p>0,023768699832119</text:p>
          </table:table-cell>
          <table:table-cell office:value-type="float" office:value="0.0559710108089985" calcext:value-type="float">
            <text:p>0,055971010808999</text:p>
          </table:table-cell>
          <table:table-cell office:value-type="float" office:value="661.294238144709" calcext:value-type="float">
            <text:p>661,294238144709</text:p>
          </table:table-cell>
          <table:table-cell office:value-type="float" office:value="13124.1154313344" calcext:value-type="float">
            <text:p>13124,1154313344</text:p>
          </table:table-cell>
          <table:table-cell table:formula="of:=[.D4]/[.G4]" office:value-type="float" office:value="85.3579231043585" calcext:value-type="float">
            <text:p>85,3579231043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05_S.txt</text:p>
          </table:table-cell>
          <table:table-cell office:value-type="string" calcext:value-type="string">
            <text:p>DHB-7S</text:p>
          </table:table-cell>
          <table:table-cell office:value-type="float" office:value="760.585497723778" calcext:value-type="float">
            <text:p>760,585497723778</text:p>
          </table:table-cell>
          <table:table-cell office:value-type="float" office:value="21877.4969454346" calcext:value-type="float">
            <text:p>21877,4969454346</text:p>
          </table:table-cell>
          <table:table-cell office:value-type="float" office:value="0.0259894268745968" calcext:value-type="float">
            <text:p>0,025989426874597</text:p>
          </table:table-cell>
          <table:table-cell office:value-type="float" office:value="0.0612004233631666" calcext:value-type="float">
            <text:p>0,061200423363167</text:p>
          </table:table-cell>
          <table:table-cell office:value-type="float" office:value="425.245780910023" calcext:value-type="float">
            <text:p>425,245780910023</text:p>
          </table:table-cell>
          <table:table-cell office:value-type="float" office:value="12427.7816382155" calcext:value-type="float">
            <text:p>12427,7816382155</text:p>
          </table:table-cell>
          <table:table-cell table:formula="of:=[.D5]/[.G5]" office:value-type="float" office:value="51.446711355059" calcext:value-type="float">
            <text:p>51,4467113550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04_S.txt</text:p>
          </table:table-cell>
          <table:table-cell office:value-type="string" calcext:value-type="string">
            <text:p>DHB-6S</text:p>
          </table:table-cell>
          <table:table-cell office:value-type="float" office:value="734.569056188953" calcext:value-type="float">
            <text:p>734,569056188953</text:p>
          </table:table-cell>
          <table:table-cell office:value-type="float" office:value="7321.56251060908" calcext:value-type="float">
            <text:p>7321,56251060908</text:p>
          </table:table-cell>
          <table:table-cell office:value-type="float" office:value="0.0255841834901221" calcext:value-type="float">
            <text:p>0,025584183490122</text:p>
          </table:table-cell>
          <table:table-cell office:value-type="float" office:value="0.0602461481182895" calcext:value-type="float">
            <text:p>0,06024614811829</text:p>
          </table:table-cell>
          <table:table-cell office:value-type="float" office:value="425.073503300303" calcext:value-type="float">
            <text:p>425,073503300303</text:p>
          </table:table-cell>
          <table:table-cell office:value-type="float" office:value="12192.7970356988" calcext:value-type="float">
            <text:p>12192,7970356988</text:p>
          </table:table-cell>
          <table:table-cell table:formula="of:=[.D6]/[.G6]" office:value-type="float" office:value="17.2242269954818" calcext:value-type="float">
            <text:p>17,2242269954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04_S.txt</text:p>
          </table:table-cell>
          <table:table-cell office:value-type="string" calcext:value-type="string">
            <text:p>DHB-6S</text:p>
          </table:table-cell>
          <table:table-cell office:value-type="float" office:value="760.585289979216" calcext:value-type="float">
            <text:p>760,585289979216</text:p>
          </table:table-cell>
          <table:table-cell office:value-type="float" office:value="9217.28432257871" calcext:value-type="float">
            <text:p>9217,28432257871</text:p>
          </table:table-cell>
          <table:table-cell office:value-type="float" office:value="0.026599020437885" calcext:value-type="float">
            <text:p>0,026599020437885</text:p>
          </table:table-cell>
          <table:table-cell office:value-type="float" office:value="0.0626359065053195" calcext:value-type="float">
            <text:p>0,06263590650532</text:p>
          </table:table-cell>
          <table:table-cell office:value-type="float" office:value="432.769552655569" calcext:value-type="float">
            <text:p>432,769552655569</text:p>
          </table:table-cell>
          <table:table-cell office:value-type="float" office:value="12142.959724142" calcext:value-type="float">
            <text:p>12142,959724142</text:p>
          </table:table-cell>
          <table:table-cell table:formula="of:=[.D7]/[.G7]" office:value-type="float" office:value="21.2983659918297" calcext:value-type="float">
            <text:p>21,29836599182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02_S.txt</text:p>
          </table:table-cell>
          <table:table-cell office:value-type="string" calcext:value-type="string">
            <text:p>DHB-5S</text:p>
          </table:table-cell>
          <table:table-cell office:value-type="float" office:value="734.570210559225" calcext:value-type="float">
            <text:p>734,570210559225</text:p>
          </table:table-cell>
          <table:table-cell office:value-type="float" office:value="32059.5046114747" calcext:value-type="float">
            <text:p>32059,5046114747</text:p>
          </table:table-cell>
          <table:table-cell office:value-type="float" office:value="0.0240272337070979" calcext:value-type="float">
            <text:p>0,024027233707098</text:p>
          </table:table-cell>
          <table:table-cell office:value-type="float" office:value="0.0565798115601173" calcext:value-type="float">
            <text:p>0,056579811560117</text:p>
          </table:table-cell>
          <table:table-cell office:value-type="float" office:value="398.245310421974" calcext:value-type="float">
            <text:p>398,245310421974</text:p>
          </table:table-cell>
          <table:table-cell office:value-type="float" office:value="12982.9030939548" calcext:value-type="float">
            <text:p>12982,9030939548</text:p>
          </table:table-cell>
          <table:table-cell table:formula="of:=[.D8]/[.G8]" office:value-type="float" office:value="80.5019011460675" calcext:value-type="float">
            <text:p>80,50190114606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02_S.txt</text:p>
          </table:table-cell>
          <table:table-cell office:value-type="string" calcext:value-type="string">
            <text:p>DHB-5S</text:p>
          </table:table-cell>
          <table:table-cell office:value-type="float" office:value="760.585731702499" calcext:value-type="float">
            <text:p>760,585731702499</text:p>
          </table:table-cell>
          <table:table-cell office:value-type="float" office:value="56192.4264856443" calcext:value-type="float">
            <text:p>56192,4264856443</text:p>
          </table:table-cell>
          <table:table-cell office:value-type="float" office:value="0.0246144054803916" calcext:value-type="float">
            <text:p>0,024614405480392</text:p>
          </table:table-cell>
          <table:table-cell office:value-type="float" office:value="0.0579624954217459" calcext:value-type="float">
            <text:p>0,057962495421746</text:p>
          </table:table-cell>
          <table:table-cell office:value-type="float" office:value="518.175378957828" calcext:value-type="float">
            <text:p>518,175378957828</text:p>
          </table:table-cell>
          <table:table-cell office:value-type="float" office:value="13122.0322066594" calcext:value-type="float">
            <text:p>13122,0322066594</text:p>
          </table:table-cell>
          <table:table-cell table:formula="of:=[.D9]/[.G9]" office:value-type="float" office:value="108.442872370085" calcext:value-type="float">
            <text:p>108,442872370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1_S.txt</text:p>
          </table:table-cell>
          <table:table-cell office:value-type="string" calcext:value-type="string">
            <text:p>CHC-5S</text:p>
          </table:table-cell>
          <table:table-cell office:value-type="float" office:value="734.570248849063" calcext:value-type="float">
            <text:p>734,570248849063</text:p>
          </table:table-cell>
          <table:table-cell office:value-type="float" office:value="15507.2983017755" calcext:value-type="float">
            <text:p>15507,2983017755</text:p>
          </table:table-cell>
          <table:table-cell office:value-type="float" office:value="0.0234636059113017" calcext:value-type="float">
            <text:p>0,023463605911302</text:p>
          </table:table-cell>
          <table:table-cell office:value-type="float" office:value="0.0552525695286399" calcext:value-type="float">
            <text:p>0,05525256952864</text:p>
          </table:table-cell>
          <table:table-cell office:value-type="float" office:value="238.719977084352" calcext:value-type="float">
            <text:p>238,719977084352</text:p>
          </table:table-cell>
          <table:table-cell office:value-type="float" office:value="13294.7708154695" calcext:value-type="float">
            <text:p>13294,7708154695</text:p>
          </table:table-cell>
          <table:table-cell table:formula="of:=[.D10]/[.G10]" office:value-type="float" office:value="64.9602035454954" calcext:value-type="float">
            <text:p>64,9602035454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1_S.txt</text:p>
          </table:table-cell>
          <table:table-cell office:value-type="string" calcext:value-type="string">
            <text:p>CHC-5S</text:p>
          </table:table-cell>
          <table:table-cell office:value-type="float" office:value="760.585897960003" calcext:value-type="float">
            <text:p>760,585897960003</text:p>
          </table:table-cell>
          <table:table-cell office:value-type="float" office:value="17877.4570534239" calcext:value-type="float">
            <text:p>17877,4570534239</text:p>
          </table:table-cell>
          <table:table-cell office:value-type="float" office:value="0.0255091197115706" calcext:value-type="float">
            <text:p>0,025509119711571</text:p>
          </table:table-cell>
          <table:table-cell office:value-type="float" office:value="0.0600693864279005" calcext:value-type="float">
            <text:p>0,060069386427901</text:p>
          </table:table-cell>
          <table:table-cell office:value-type="float" office:value="241.002840427128" calcext:value-type="float">
            <text:p>241,002840427128</text:p>
          </table:table-cell>
          <table:table-cell office:value-type="float" office:value="12661.7890274759" calcext:value-type="float">
            <text:p>12661,7890274759</text:p>
          </table:table-cell>
          <table:table-cell table:formula="of:=[.D11]/[.G11]" office:value-type="float" office:value="74.1794454444594" calcext:value-type="float">
            <text:p>74,17944544445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2_Oben_HR.txt</text:p>
          </table:table-cell>
          <table:table-cell office:value-type="string" calcext:value-type="string">
            <text:p>DHB-4H</text:p>
          </table:table-cell>
          <table:table-cell office:value-type="float" office:value="734.562267619069" calcext:value-type="float">
            <text:p>734,562267619069</text:p>
          </table:table-cell>
          <table:table-cell office:value-type="float" office:value="566.091494921305" calcext:value-type="float">
            <text:p>566,091494921305</text:p>
          </table:table-cell>
          <table:table-cell office:value-type="float" office:value="0.00920760323407244" calcext:value-type="float">
            <text:p>0,009207603234072</text:p>
          </table:table-cell>
          <table:table-cell office:value-type="float" office:value="0.0216822486622856" calcext:value-type="float">
            <text:p>0,021682248662286</text:p>
          </table:table-cell>
          <table:table-cell office:value-type="float" office:value="5.3923550219094" calcext:value-type="float">
            <text:p>5,3923550219094</text:p>
          </table:table-cell>
          <table:table-cell office:value-type="float" office:value="33878.5095153335" calcext:value-type="float">
            <text:p>33878,5095153335</text:p>
          </table:table-cell>
          <table:table-cell table:formula="of:=[.D12]/[.G12]" office:value-type="float" office:value="104.980382897871" calcext:value-type="float">
            <text:p>104,980382897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2_Oben_HR.txt</text:p>
          </table:table-cell>
          <table:table-cell office:value-type="string" calcext:value-type="string">
            <text:p>DHB-4H</text:p>
          </table:table-cell>
          <table:table-cell office:value-type="float" office:value="760.578888356228" calcext:value-type="float">
            <text:p>760,578888356228</text:p>
          </table:table-cell>
          <table:table-cell office:value-type="float" office:value="1071.44665289597" calcext:value-type="float">
            <text:p>1071,44665289597</text:p>
          </table:table-cell>
          <table:table-cell office:value-type="float" office:value="0.00901209886988106" calcext:value-type="float">
            <text:p>0,009012098869881</text:p>
          </table:table-cell>
          <table:table-cell office:value-type="float" office:value="0.0212218710665967" calcext:value-type="float">
            <text:p>0,021221871066597</text:p>
          </table:table-cell>
          <table:table-cell office:value-type="float" office:value="6.81728014631007" calcext:value-type="float">
            <text:p>6,81728014631007</text:p>
          </table:table-cell>
          <table:table-cell office:value-type="float" office:value="35839.3888064555" calcext:value-type="float">
            <text:p>35839,3888064555</text:p>
          </table:table-cell>
          <table:table-cell table:formula="of:=[.D13]/[.G13]" office:value-type="float" office:value="157.166293580572" calcext:value-type="float">
            <text:p>157,1662935805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2_Oben_S.txt</text:p>
          </table:table-cell>
          <table:table-cell office:value-type="string" calcext:value-type="string">
            <text:p>DHB-4S</text:p>
          </table:table-cell>
          <table:table-cell office:value-type="float" office:value="734.569612063453" calcext:value-type="float">
            <text:p>734,569612063453</text:p>
          </table:table-cell>
          <table:table-cell office:value-type="float" office:value="379165.403566645" calcext:value-type="float">
            <text:p>379165,403566645</text:p>
          </table:table-cell>
          <table:table-cell office:value-type="float" office:value="0.0205757246858907" calcext:value-type="float">
            <text:p>0,020575724685891</text:p>
          </table:table-cell>
          <table:table-cell office:value-type="float" office:value="0.0484521289313735" calcext:value-type="float">
            <text:p>0,048452128931374</text:p>
          </table:table-cell>
          <table:table-cell office:value-type="float" office:value="2731.77020923807" calcext:value-type="float">
            <text:p>2731,77020923807</text:p>
          </table:table-cell>
          <table:table-cell office:value-type="float" office:value="15160.7293273714" calcext:value-type="float">
            <text:p>15160,7293273714</text:p>
          </table:table-cell>
          <table:table-cell table:formula="of:=[.D14]/[.G14]" office:value-type="float" office:value="138.798425388935" calcext:value-type="float">
            <text:p>138,7984253889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2_Oben_S.txt</text:p>
          </table:table-cell>
          <table:table-cell office:value-type="string" calcext:value-type="string">
            <text:p>DHB-4S</text:p>
          </table:table-cell>
          <table:table-cell office:value-type="float" office:value="760.585149709252" calcext:value-type="float">
            <text:p>760,585149709252</text:p>
          </table:table-cell>
          <table:table-cell office:value-type="float" office:value="380846.902142671" calcext:value-type="float">
            <text:p>380846,902142671</text:p>
          </table:table-cell>
          <table:table-cell office:value-type="float" office:value="0.0214016220889173" calcext:value-type="float">
            <text:p>0,021401622088917</text:p>
          </table:table-cell>
          <table:table-cell office:value-type="float" office:value="0.0503969686911597" calcext:value-type="float">
            <text:p>0,05039696869116</text:p>
          </table:table-cell>
          <table:table-cell office:value-type="float" office:value="2676.99260249572" calcext:value-type="float">
            <text:p>2676,99260249572</text:p>
          </table:table-cell>
          <table:table-cell office:value-type="float" office:value="15091.8828941922" calcext:value-type="float">
            <text:p>15091,8828941922</text:p>
          </table:table-cell>
          <table:table-cell table:formula="of:=[.D15]/[.G15]" office:value-type="float" office:value="142.266699499884" calcext:value-type="float">
            <text:p>142,2666994998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2_Unten_HR.txt</text:p>
          </table:table-cell>
          <table:table-cell office:value-type="string" calcext:value-type="string">
            <text:p>DHB-4H</text:p>
          </table:table-cell>
          <table:table-cell office:value-type="float" office:value="734.565471803371" calcext:value-type="float">
            <text:p>734,565471803371</text:p>
          </table:table-cell>
          <table:table-cell office:value-type="float" office:value="4218.92628354769" calcext:value-type="float">
            <text:p>4218,92628354769</text:p>
          </table:table-cell>
          <table:table-cell office:value-type="float" office:value="0.00802170624691976" calcext:value-type="float">
            <text:p>0,00802170624692</text:p>
          </table:table-cell>
          <table:table-cell office:value-type="float" office:value="0.0188896746655966" calcext:value-type="float">
            <text:p>0,018889674665597</text:p>
          </table:table-cell>
          <table:table-cell office:value-type="float" office:value="22.6330678483907" calcext:value-type="float">
            <text:p>22,6330678483907</text:p>
          </table:table-cell>
          <table:table-cell office:value-type="float" office:value="38887.1425690152" calcext:value-type="float">
            <text:p>38887,1425690152</text:p>
          </table:table-cell>
          <table:table-cell table:formula="of:=[.D16]/[.G16]" office:value-type="float" office:value="186.405409633748" calcext:value-type="float">
            <text:p>186,405409633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2_Unten_HR.txt</text:p>
          </table:table-cell>
          <table:table-cell office:value-type="string" calcext:value-type="string">
            <text:p>DHB-4H</text:p>
          </table:table-cell>
          <table:table-cell office:value-type="float" office:value="760.581070934213" calcext:value-type="float">
            <text:p>760,581070934213</text:p>
          </table:table-cell>
          <table:table-cell office:value-type="float" office:value="4700.07159182703" calcext:value-type="float">
            <text:p>4700,07159182703</text:p>
          </table:table-cell>
          <table:table-cell office:value-type="float" office:value="0.00846212902605584" calcext:value-type="float">
            <text:p>0,008462129026056</text:p>
          </table:table-cell>
          <table:table-cell office:value-type="float" office:value="0.0199267910541945" calcext:value-type="float">
            <text:p>0,019926791054195</text:p>
          </table:table-cell>
          <table:table-cell office:value-type="float" office:value="15.2933198102374" calcext:value-type="float">
            <text:p>15,2933198102374</text:p>
          </table:table-cell>
          <table:table-cell office:value-type="float" office:value="38168.7683112487" calcext:value-type="float">
            <text:p>38168,7683112487</text:p>
          </table:table-cell>
          <table:table-cell table:formula="of:=[.D17]/[.G17]" office:value-type="float" office:value="307.32840548334" calcext:value-type="float">
            <text:p>307,328405483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3_HR.txt</text:p>
          </table:table-cell>
          <table:table-cell office:value-type="string" calcext:value-type="string">
            <text:p>DHB-4H</text:p>
          </table:table-cell>
          <table:table-cell office:value-type="float" office:value="734.565315728975" calcext:value-type="float">
            <text:p>734,565315728975</text:p>
          </table:table-cell>
          <table:table-cell office:value-type="float" office:value="2129.27548097373" calcext:value-type="float">
            <text:p>2129,27548097373</text:p>
          </table:table-cell>
          <table:table-cell office:value-type="float" office:value="0.00842573668395275" calcext:value-type="float">
            <text:p>0,008425736683953</text:p>
          </table:table-cell>
          <table:table-cell office:value-type="float" office:value="0.0198410936375245" calcext:value-type="float">
            <text:p>0,019841093637525</text:p>
          </table:table-cell>
          <table:table-cell office:value-type="float" office:value="12.098107626785" calcext:value-type="float">
            <text:p>12,098107626785</text:p>
          </table:table-cell>
          <table:table-cell office:value-type="float" office:value="37022.4206965953" calcext:value-type="float">
            <text:p>37022,4206965953</text:p>
          </table:table-cell>
          <table:table-cell table:formula="of:=[.D18]/[.G18]" office:value-type="float" office:value="176.000705784725" calcext:value-type="float">
            <text:p>176,000705784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3_HR.txt</text:p>
          </table:table-cell>
          <table:table-cell office:value-type="string" calcext:value-type="string">
            <text:p>DHB-4H</text:p>
          </table:table-cell>
          <table:table-cell office:value-type="float" office:value="760.580396141589" calcext:value-type="float">
            <text:p>760,580396141589</text:p>
          </table:table-cell>
          <table:table-cell office:value-type="float" office:value="2579.48381279099" calcext:value-type="float">
            <text:p>2579,48381279099</text:p>
          </table:table-cell>
          <table:table-cell office:value-type="float" office:value="0.00895892401476435" calcext:value-type="float">
            <text:p>0,008958924014764</text:p>
          </table:table-cell>
          <table:table-cell office:value-type="float" office:value="0.0210966538518762" calcext:value-type="float">
            <text:p>0,021096653851876</text:p>
          </table:table-cell>
          <table:table-cell office:value-type="float" office:value="16.0202920565501" calcext:value-type="float">
            <text:p>16,0202920565501</text:p>
          </table:table-cell>
          <table:table-cell office:value-type="float" office:value="36052.181615235" calcext:value-type="float">
            <text:p>36052,181615235</text:p>
          </table:table-cell>
          <table:table-cell table:formula="of:=[.D19]/[.G19]" office:value-type="float" office:value="161.013532317991" calcext:value-type="float">
            <text:p>161,0135323179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3_Oben_S.txt</text:p>
          </table:table-cell>
          <table:table-cell office:value-type="string" calcext:value-type="string">
            <text:p>DHB-4S</text:p>
          </table:table-cell>
          <table:table-cell office:value-type="float" office:value="734.569393325088" calcext:value-type="float">
            <text:p>734,569393325088</text:p>
          </table:table-cell>
          <table:table-cell office:value-type="float" office:value="240848.655061939" calcext:value-type="float">
            <text:p>240848,655061939</text:p>
          </table:table-cell>
          <table:table-cell office:value-type="float" office:value="0.0215916822113891" calcext:value-type="float">
            <text:p>0,021591682211389</text:p>
          </table:table-cell>
          <table:table-cell office:value-type="float" office:value="0.0508445260773172" calcext:value-type="float">
            <text:p>0,050844526077317</text:p>
          </table:table-cell>
          <table:table-cell office:value-type="float" office:value="1659.38259369884" calcext:value-type="float">
            <text:p>1659,38259369884</text:p>
          </table:table-cell>
          <table:table-cell office:value-type="float" office:value="14447.3643476991" calcext:value-type="float">
            <text:p>14447,3643476991</text:p>
          </table:table-cell>
          <table:table-cell table:formula="of:=[.D20]/[.G20]" office:value-type="float" office:value="145.143534695682" calcext:value-type="float">
            <text:p>145,1435346956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3_Oben_S.txt</text:p>
          </table:table-cell>
          <table:table-cell office:value-type="string" calcext:value-type="string">
            <text:p>DHB-4S</text:p>
          </table:table-cell>
          <table:table-cell office:value-type="float" office:value="760.584703915943" calcext:value-type="float">
            <text:p>760,584703915943</text:p>
          </table:table-cell>
          <table:table-cell office:value-type="float" office:value="298795.19155863" calcext:value-type="float">
            <text:p>298795,19155863</text:p>
          </table:table-cell>
          <table:table-cell office:value-type="float" office:value="0.0218632912855854" calcext:value-type="float">
            <text:p>0,021863291285585</text:p>
          </table:table-cell>
          <table:table-cell office:value-type="float" office:value="0.051484116569647" calcext:value-type="float">
            <text:p>0,051484116569647</text:p>
          </table:table-cell>
          <table:table-cell office:value-type="float" office:value="2144.08567026982" calcext:value-type="float">
            <text:p>2144,08567026982</text:p>
          </table:table-cell>
          <table:table-cell office:value-type="float" office:value="14773.1913178899" calcext:value-type="float">
            <text:p>14773,1913178899</text:p>
          </table:table-cell>
          <table:table-cell table:formula="of:=[.D21]/[.G21]" office:value-type="float" office:value="139.35786041657" calcext:value-type="float">
            <text:p>139,35786041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3_Unten_S.txt</text:p>
          </table:table-cell>
          <table:table-cell office:value-type="string" calcext:value-type="string">
            <text:p>DHB-4S</text:p>
          </table:table-cell>
          <table:table-cell office:value-type="float" office:value="734.569540344738" calcext:value-type="float">
            <text:p>734,569540344738</text:p>
          </table:table-cell>
          <table:table-cell office:value-type="float" office:value="159849.951273835" calcext:value-type="float">
            <text:p>159849,951273835</text:p>
          </table:table-cell>
          <table:table-cell office:value-type="float" office:value="0.0217706325682976" calcext:value-type="float">
            <text:p>0,021770632568298</text:p>
          </table:table-cell>
          <table:table-cell office:value-type="float" office:value="0.0512659219648309" calcext:value-type="float">
            <text:p>0,051265921964831</text:p>
          </table:table-cell>
          <table:table-cell office:value-type="float" office:value="1264.11916649113" calcext:value-type="float">
            <text:p>1264,11916649113</text:p>
          </table:table-cell>
          <table:table-cell office:value-type="float" office:value="14328.6126961427" calcext:value-type="float">
            <text:p>14328,6126961427</text:p>
          </table:table-cell>
          <table:table-cell table:formula="of:=[.D22]/[.G22]" office:value-type="float" office:value="126.451647527454" calcext:value-type="float">
            <text:p>126,4516475274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3_Unten_S.txt</text:p>
          </table:table-cell>
          <table:table-cell office:value-type="string" calcext:value-type="string">
            <text:p>DHB-4S</text:p>
          </table:table-cell>
          <table:table-cell office:value-type="float" office:value="760.584891086498" calcext:value-type="float">
            <text:p>760,584891086498</text:p>
          </table:table-cell>
          <table:table-cell office:value-type="float" office:value="182752.286564859" calcext:value-type="float">
            <text:p>182752,286564859</text:p>
          </table:table-cell>
          <table:table-cell office:value-type="float" office:value="0.0230072601392563" calcext:value-type="float">
            <text:p>0,023007260139256</text:p>
          </table:table-cell>
          <table:table-cell office:value-type="float" office:value="0.0541779573571624" calcext:value-type="float">
            <text:p>0,054177957357162</text:p>
          </table:table-cell>
          <table:table-cell office:value-type="float" office:value="1249.5266771503" calcext:value-type="float">
            <text:p>1249,5266771503</text:p>
          </table:table-cell>
          <table:table-cell office:value-type="float" office:value="14038.6409563658" calcext:value-type="float">
            <text:p>14038,6409563658</text:p>
          </table:table-cell>
          <table:table-cell table:formula="of:=[.D23]/[.G23]" office:value-type="float" office:value="146.257210755714" calcext:value-type="float">
            <text:p>146,257210755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1_Oben_HR.txt</text:p>
          </table:table-cell>
          <table:table-cell office:value-type="string" calcext:value-type="string">
            <text:p>CHC-4H</text:p>
          </table:table-cell>
          <table:table-cell office:value-type="float" office:value="734.565926966859" calcext:value-type="float">
            <text:p>734,565926966859</text:p>
          </table:table-cell>
          <table:table-cell office:value-type="float" office:value="1100.85905027936" calcext:value-type="float">
            <text:p>1100,85905027936</text:p>
          </table:table-cell>
          <table:table-cell office:value-type="float" office:value="0.00775573961343477" calcext:value-type="float">
            <text:p>0,007755739613435</text:p>
          </table:table-cell>
          <table:table-cell office:value-type="float" office:value="0.0182633711057568" calcext:value-type="float">
            <text:p>0,018263371105757</text:p>
          </table:table-cell>
          <table:table-cell office:value-type="float" office:value="9.52444770227907" calcext:value-type="float">
            <text:p>9,52444770227907</text:p>
          </table:table-cell>
          <table:table-cell office:value-type="float" office:value="40220.7195327328" calcext:value-type="float">
            <text:p>40220,7195327328</text:p>
          </table:table-cell>
          <table:table-cell table:formula="of:=[.D24]/[.G24]" office:value-type="float" office:value="115.582455244721" calcext:value-type="float">
            <text:p>115,582455244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1_Oben_HR.txt</text:p>
          </table:table-cell>
          <table:table-cell office:value-type="string" calcext:value-type="string">
            <text:p>CHC-4H</text:p>
          </table:table-cell>
          <table:table-cell office:value-type="float" office:value="760.582165090539" calcext:value-type="float">
            <text:p>760,582165090539</text:p>
          </table:table-cell>
          <table:table-cell office:value-type="float" office:value="2108.94526854229" calcext:value-type="float">
            <text:p>2108,94526854229</text:p>
          </table:table-cell>
          <table:table-cell office:value-type="float" office:value="0.00777800321168006" calcext:value-type="float">
            <text:p>0,00777800321168</text:p>
          </table:table-cell>
          <table:table-cell office:value-type="float" office:value="0.0183157978731793" calcext:value-type="float">
            <text:p>0,018315797873179</text:p>
          </table:table-cell>
          <table:table-cell office:value-type="float" office:value="9.09626398031747" calcext:value-type="float">
            <text:p>9,09626398031747</text:p>
          </table:table-cell>
          <table:table-cell office:value-type="float" office:value="41526.0187056495" calcext:value-type="float">
            <text:p>41526,0187056495</text:p>
          </table:table-cell>
          <table:table-cell table:formula="of:=[.D25]/[.G25]" office:value-type="float" office:value="231.847412641677" calcext:value-type="float">
            <text:p>231,8474126416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1_Unten_S.txt</text:p>
          </table:table-cell>
          <table:table-cell office:value-type="string" calcext:value-type="string">
            <text:p>CHC-4S</text:p>
          </table:table-cell>
          <table:table-cell office:value-type="float" office:value="734.568307387263" calcext:value-type="float">
            <text:p>734,568307387263</text:p>
          </table:table-cell>
          <table:table-cell office:value-type="float" office:value="23888.2464131869" calcext:value-type="float">
            <text:p>23888,2464131869</text:p>
          </table:table-cell>
          <table:table-cell office:value-type="float" office:value="0.0244516935152741" calcext:value-type="float">
            <text:p>0,024451693515274</text:p>
          </table:table-cell>
          <table:table-cell office:value-type="float" office:value="0.0575793380247208" calcext:value-type="float">
            <text:p>0,057579338024721</text:p>
          </table:table-cell>
          <table:table-cell office:value-type="float" office:value="212.08662471315" calcext:value-type="float">
            <text:p>212,08662471315</text:p>
          </table:table-cell>
          <table:table-cell office:value-type="float" office:value="12757.4983073249" calcext:value-type="float">
            <text:p>12757,4983073249</text:p>
          </table:table-cell>
          <table:table-cell table:formula="of:=[.D26]/[.G26]" office:value-type="float" office:value="112.63438439598" calcext:value-type="float">
            <text:p>112,63438439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1_Unten_S.txt</text:p>
          </table:table-cell>
          <table:table-cell office:value-type="string" calcext:value-type="string">
            <text:p>CHC-4S</text:p>
          </table:table-cell>
          <table:table-cell office:value-type="float" office:value="760.583340708664" calcext:value-type="float">
            <text:p>760,583340708664</text:p>
          </table:table-cell>
          <table:table-cell office:value-type="float" office:value="37183.0571919856" calcext:value-type="float">
            <text:p>37183,0571919856</text:p>
          </table:table-cell>
          <table:table-cell office:value-type="float" office:value="0.025690303531571" calcext:value-type="float">
            <text:p>0,025690303531571</text:p>
          </table:table-cell>
          <table:table-cell office:value-type="float" office:value="0.0604960417190728" calcext:value-type="float">
            <text:p>0,060496041719073</text:p>
          </table:table-cell>
          <table:table-cell office:value-type="float" office:value="254.698653177376" calcext:value-type="float">
            <text:p>254,698653177376</text:p>
          </table:table-cell>
          <table:table-cell office:value-type="float" office:value="12572.4480328913" calcext:value-type="float">
            <text:p>12572,4480328913</text:p>
          </table:table-cell>
          <table:table-cell table:formula="of:=[.D27]/[.G27]" office:value-type="float" office:value="145.988432714997" calcext:value-type="float">
            <text:p>145,9884327149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2_Oben_HR.txt</text:p>
          </table:table-cell>
          <table:table-cell office:value-type="string" calcext:value-type="string">
            <text:p>CHC-4H</text:p>
          </table:table-cell>
          <table:table-cell office:value-type="float" office:value="734.566430908905" calcext:value-type="float">
            <text:p>734,566430908905</text:p>
          </table:table-cell>
          <table:table-cell office:value-type="float" office:value="1393.77023835735" calcext:value-type="float">
            <text:p>1393,77023835735</text:p>
          </table:table-cell>
          <table:table-cell office:value-type="float" office:value="0.00798173514236229" calcext:value-type="float">
            <text:p>0,007981735142362</text:p>
          </table:table-cell>
          <table:table-cell office:value-type="float" office:value="0.0187955499073627" calcext:value-type="float">
            <text:p>0,018795549907363</text:p>
          </table:table-cell>
          <table:table-cell office:value-type="float" office:value="16.8874142808982" calcext:value-type="float">
            <text:p>16,8874142808982</text:p>
          </table:table-cell>
          <table:table-cell office:value-type="float" office:value="39081.9334645355" calcext:value-type="float">
            <text:p>39081,9334645355</text:p>
          </table:table-cell>
          <table:table-cell table:formula="of:=[.D28]/[.G28]" office:value-type="float" office:value="82.5330755303303" calcext:value-type="float">
            <text:p>82,53307553033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2_Oben_HR.txt</text:p>
          </table:table-cell>
          <table:table-cell office:value-type="string" calcext:value-type="string">
            <text:p>CHC-4H</text:p>
          </table:table-cell>
          <table:table-cell office:value-type="float" office:value="760.581042419042" calcext:value-type="float">
            <text:p>760,581042419042</text:p>
          </table:table-cell>
          <table:table-cell office:value-type="float" office:value="2242.87954143304" calcext:value-type="float">
            <text:p>2242,87954143304</text:p>
          </table:table-cell>
          <table:table-cell office:value-type="float" office:value="0.00860695517242164" calcext:value-type="float">
            <text:p>0,008606955172422</text:p>
          </table:table-cell>
          <table:table-cell office:value-type="float" office:value="0.0202678305667013" calcext:value-type="float">
            <text:p>0,020267830566701</text:p>
          </table:table-cell>
          <table:table-cell office:value-type="float" office:value="8.47072721577124" calcext:value-type="float">
            <text:p>8,47072721577124</text:p>
          </table:table-cell>
          <table:table-cell office:value-type="float" office:value="37526.5147355547" calcext:value-type="float">
            <text:p>37526,5147355547</text:p>
          </table:table-cell>
          <table:table-cell table:formula="of:=[.D29]/[.G29]" office:value-type="float" office:value="264.780045951324" calcext:value-type="float">
            <text:p>264,780045951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2_Unten_HR.txt</text:p>
          </table:table-cell>
          <table:table-cell office:value-type="string" calcext:value-type="string">
            <text:p>CHC-4H</text:p>
          </table:table-cell>
          <table:table-cell office:value-type="float" office:value="734.563712807941" calcext:value-type="float">
            <text:p>734,563712807941</text:p>
          </table:table-cell>
          <table:table-cell office:value-type="float" office:value="1229.26585090866" calcext:value-type="float">
            <text:p>1229,26585090866</text:p>
          </table:table-cell>
          <table:table-cell office:value-type="float" office:value="0.00775566982851012" calcext:value-type="float">
            <text:p>0,00775566982851</text:p>
          </table:table-cell>
          <table:table-cell office:value-type="float" office:value="0.0182632067748174" calcext:value-type="float">
            <text:p>0,018263206774817</text:p>
          </table:table-cell>
          <table:table-cell office:value-type="float" office:value="12.9144025753894" calcext:value-type="float">
            <text:p>12,9144025753894</text:p>
          </table:table-cell>
          <table:table-cell office:value-type="float" office:value="40220.9601996518" calcext:value-type="float">
            <text:p>40220,9601996518</text:p>
          </table:table-cell>
          <table:table-cell table:formula="of:=[.D30]/[.G30]" office:value-type="float" office:value="95.1856536709825" calcext:value-type="float">
            <text:p>95,1856536709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2_Unten_HR.txt</text:p>
          </table:table-cell>
          <table:table-cell office:value-type="string" calcext:value-type="string">
            <text:p>CHC-4H</text:p>
          </table:table-cell>
          <table:table-cell office:value-type="float" office:value="760.580126045848" calcext:value-type="float">
            <text:p>760,580126045848</text:p>
          </table:table-cell>
          <table:table-cell office:value-type="float" office:value="2285.70530804142" calcext:value-type="float">
            <text:p>2285,70530804142</text:p>
          </table:table-cell>
          <table:table-cell office:value-type="float" office:value="0.00886991685673932" calcext:value-type="float">
            <text:p>0,008869916856739</text:p>
          </table:table-cell>
          <table:table-cell office:value-type="float" office:value="0.0208870580120077" calcext:value-type="float">
            <text:p>0,020887058012008</text:p>
          </table:table-cell>
          <table:table-cell office:value-type="float" office:value="9.27848990008894" calcext:value-type="float">
            <text:p>9,27848990008894</text:p>
          </table:table-cell>
          <table:table-cell office:value-type="float" office:value="36413.9423373365" calcext:value-type="float">
            <text:p>36413,9423373365</text:p>
          </table:table-cell>
          <table:table-cell table:formula="of:=[.D31]/[.G31]" office:value-type="float" office:value="246.344538028705" calcext:value-type="float">
            <text:p>246,344538028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2_Unten_S.txt</text:p>
          </table:table-cell>
          <table:table-cell office:value-type="string" calcext:value-type="string">
            <text:p>CHC-4S</text:p>
          </table:table-cell>
          <table:table-cell office:value-type="float" office:value="734.568057865841" calcext:value-type="float">
            <text:p>734,568057865841</text:p>
          </table:table-cell>
          <table:table-cell office:value-type="float" office:value="32195.0744439423" calcext:value-type="float">
            <text:p>32195,0744439423</text:p>
          </table:table-cell>
          <table:table-cell office:value-type="float" office:value="0.0246077727964178" calcext:value-type="float">
            <text:p>0,024607772796418</text:p>
          </table:table-cell>
          <table:table-cell office:value-type="float" office:value="0.057946876644572" calcext:value-type="float">
            <text:p>0,057946876644572</text:p>
          </table:table-cell>
          <table:table-cell office:value-type="float" office:value="298.432435951834" calcext:value-type="float">
            <text:p>298,432435951834</text:p>
          </table:table-cell>
          <table:table-cell office:value-type="float" office:value="12676.5772445589" calcext:value-type="float">
            <text:p>12676,5772445589</text:p>
          </table:table-cell>
          <table:table-cell table:formula="of:=[.D32]/[.G32]" office:value-type="float" office:value="107.880614053422" calcext:value-type="float">
            <text:p>107,8806140534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2_Unten_S.txt</text:p>
          </table:table-cell>
          <table:table-cell office:value-type="string" calcext:value-type="string">
            <text:p>CHC-4S</text:p>
          </table:table-cell>
          <table:table-cell office:value-type="float" office:value="760.583625013951" calcext:value-type="float">
            <text:p>760,583625013951</text:p>
          </table:table-cell>
          <table:table-cell office:value-type="float" office:value="52446.4077481747" calcext:value-type="float">
            <text:p>52446,4077481747</text:p>
          </table:table-cell>
          <table:table-cell office:value-type="float" office:value="0.0248352846039993" calcext:value-type="float">
            <text:p>0,024835284603999</text:p>
          </table:table-cell>
          <table:table-cell office:value-type="float" office:value="0.058482626009546" calcext:value-type="float">
            <text:p>0,058482626009546</text:p>
          </table:table-cell>
          <table:table-cell office:value-type="float" office:value="434.785004947402" calcext:value-type="float">
            <text:p>434,785004947402</text:p>
          </table:table-cell>
          <table:table-cell office:value-type="float" office:value="13005.2919458473" calcext:value-type="float">
            <text:p>13005,2919458473</text:p>
          </table:table-cell>
          <table:table-cell table:formula="of:=[.D33]/[.G33]" office:value-type="float" office:value="120.626073004793" calcext:value-type="float">
            <text:p>120,626073004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ssenauflösung:</text:p>
          </table:table-cell>
          <table:table-cell table:number-columns-repeated="8"/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lle -4</text:p>
          </table:table-cell>
          <table:table-cell table:number-columns-repeated="7"/>
          <table:table-cell office:value-type="string" calcext:value-type="string">
            <text:p>Massenauflösung:</text:p>
          </table:table-cell>
          <table:table-cell/>
          <table:table-cell office:value-type="string" calcext:value-type="string">
            <text:p>Mittelwert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tdev p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C</text:p>
          </table:table-cell>
          <table:table-cell office:value-type="float" office:value="734.568057865841" calcext:value-type="float">
            <text:p>734,568057865841</text:p>
          </table:table-cell>
          <table:table-cell office:value-type="float" office:value="32195.0744439423" calcext:value-type="float">
            <text:p>32195,0744439423</text:p>
          </table:table-cell>
          <table:table-cell office:value-type="float" office:value="0.0246077727964178" calcext:value-type="float">
            <text:p>0,024607772796418</text:p>
          </table:table-cell>
          <table:table-cell office:value-type="float" office:value="0.057946876644572" calcext:value-type="float">
            <text:p>0,057946876644572</text:p>
          </table:table-cell>
          <table:table-cell office:value-type="float" office:value="298.432435951834" calcext:value-type="float">
            <text:p>298,432435951834</text:p>
          </table:table-cell>
          <table:table-cell office:value-type="float" office:value="12676.5772445589" calcext:value-type="float">
            <text:p>12676,5772445589</text:p>
          </table:table-cell>
          <table:table-cell table:formula="of:=[.D36]/[.G36]" office:value-type="float" office:value="107.880614053422" calcext:value-type="float">
            <text:p>107,880614053422</text:p>
          </table:table-cell>
          <table:table-cell office:value-type="string" calcext:value-type="string">
            <text:p>CHC</text:p>
          </table:table-cell>
          <table:table-cell office:value-type="float" office:value="734" calcext:value-type="float">
            <text:p>734</text:p>
          </table:table-cell>
          <table:table-cell table:formula="of:=AVERAGE([.H36];[.H38])" office:value-type="float" office:value="12717.0377759419" calcext:value-type="float">
            <text:p>12717,0377759419</text:p>
          </table:table-cell>
          <table:table-cell table:formula="of:=STDEV([.H36];[.H38])" office:value-type="float" office:value="57.2198322226618" calcext:value-type="float">
            <text:p>57,2198322226618</text:p>
          </table:table-cell>
          <table:table-cell table:formula="of:=AVERAGE([.C36];[.C38])" office:value-type="float" office:value="734.568182626552" calcext:value-type="float">
            <text:p>734,568182626552</text:p>
          </table:table-cell>
          <table:table-cell table:formula="of:=STDEV([.C36];[.C38])" office:value-type="float" office:value="0.000176438289551882" calcext:value-type="float">
            <text:p>0,0001764382895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C</text:p>
          </table:table-cell>
          <table:table-cell office:value-type="float" office:value="760.583625013951" calcext:value-type="float">
            <text:p>760,583625013951</text:p>
          </table:table-cell>
          <table:table-cell office:value-type="float" office:value="52446.4077481747" calcext:value-type="float">
            <text:p>52446,4077481747</text:p>
          </table:table-cell>
          <table:table-cell office:value-type="float" office:value="0.0248352846039993" calcext:value-type="float">
            <text:p>0,024835284603999</text:p>
          </table:table-cell>
          <table:table-cell office:value-type="float" office:value="0.058482626009546" calcext:value-type="float">
            <text:p>0,058482626009546</text:p>
          </table:table-cell>
          <table:table-cell office:value-type="float" office:value="434.785004947402" calcext:value-type="float">
            <text:p>434,785004947402</text:p>
          </table:table-cell>
          <table:table-cell office:value-type="float" office:value="13005.2919458473" calcext:value-type="float">
            <text:p>13005,2919458473</text:p>
          </table:table-cell>
          <table:table-cell table:formula="of:=[.D37]/[.G37]" office:value-type="float" office:value="120.626073004793" calcext:value-type="float">
            <text:p>120,626073004793</text:p>
          </table:table-cell>
          <table:table-cell office:value-type="string" calcext:value-type="string">
            <text:p>CHC</text:p>
          </table:table-cell>
          <table:table-cell office:value-type="float" office:value="760" calcext:value-type="float">
            <text:p>760</text:p>
          </table:table-cell>
          <table:table-cell table:formula="of:=AVERAGE([.H37];[.H39])" office:value-type="float" office:value="12788.8699893693" calcext:value-type="float">
            <text:p>12788,8699893693</text:p>
          </table:table-cell>
          <table:table-cell table:formula="of:=STDEV([.H37];[.H39])" office:value-type="float" office:value="306.066866046508" calcext:value-type="float">
            <text:p>306,066866046508</text:p>
          </table:table-cell>
          <table:table-cell table:formula="of:=AVERAGE([.C37];[.C39])" office:value-type="float" office:value="760.583482861307" calcext:value-type="float">
            <text:p>760,583482861307</text:p>
          </table:table-cell>
          <table:table-cell table:formula="of:=STDEV([.C37];[.C39])" office:value-type="float" office:value="0.000201034196352223" calcext:value-type="float">
            <text:p>0,0002010341963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C</text:p>
          </table:table-cell>
          <table:table-cell office:value-type="float" office:value="734.568307387263" calcext:value-type="float">
            <text:p>734,568307387263</text:p>
          </table:table-cell>
          <table:table-cell office:value-type="float" office:value="23888.2464131869" calcext:value-type="float">
            <text:p>23888,2464131869</text:p>
          </table:table-cell>
          <table:table-cell office:value-type="float" office:value="0.0244516935152741" calcext:value-type="float">
            <text:p>0,024451693515274</text:p>
          </table:table-cell>
          <table:table-cell office:value-type="float" office:value="0.0575793380247208" calcext:value-type="float">
            <text:p>0,057579338024721</text:p>
          </table:table-cell>
          <table:table-cell office:value-type="float" office:value="212.08662471315" calcext:value-type="float">
            <text:p>212,08662471315</text:p>
          </table:table-cell>
          <table:table-cell office:value-type="float" office:value="12757.4983073249" calcext:value-type="float">
            <text:p>12757,4983073249</text:p>
          </table:table-cell>
          <table:table-cell table:formula="of:=[.D38]/[.G38]" office:value-type="float" office:value="112.63438439598" calcext:value-type="float">
            <text:p>112,63438439598</text:p>
          </table:table-cell>
          <table:table-cell office:value-type="string" calcext:value-type="string">
            <text:p>DHB</text:p>
          </table:table-cell>
          <table:table-cell office:value-type="float" office:value="734" calcext:value-type="float">
            <text:p>734</text:p>
          </table:table-cell>
          <table:table-cell table:formula="of:=AVERAGE([.H40];[.H42];[.H44])" office:value-type="float" office:value="14645.5687904044" calcext:value-type="float">
            <text:p>14645,5687904044</text:p>
          </table:table-cell>
          <table:table-cell table:formula="of:=STDEV([.H40];[.H42];[.H44])" office:value-type="float" office:value="450.075852299298" calcext:value-type="float">
            <text:p>450,075852299298</text:p>
          </table:table-cell>
          <table:table-cell table:formula="of:=AVERAGE([.C40];[.C42];[.C44])" office:value-type="float" office:value="734.569515244426" calcext:value-type="float">
            <text:p>734,569515244426</text:p>
          </table:table-cell>
          <table:table-cell table:formula="of:=STDEV([.C40];[.C42];[.C44])" office:value-type="float" office:value="0.000111508462978226" calcext:value-type="float">
            <text:p>0,0001115084629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C</text:p>
          </table:table-cell>
          <table:table-cell office:value-type="float" office:value="760.583340708664" calcext:value-type="float">
            <text:p>760,583340708664</text:p>
          </table:table-cell>
          <table:table-cell office:value-type="float" office:value="37183.0571919856" calcext:value-type="float">
            <text:p>37183,0571919856</text:p>
          </table:table-cell>
          <table:table-cell office:value-type="float" office:value="0.025690303531571" calcext:value-type="float">
            <text:p>0,025690303531571</text:p>
          </table:table-cell>
          <table:table-cell office:value-type="float" office:value="0.0604960417190728" calcext:value-type="float">
            <text:p>0,060496041719073</text:p>
          </table:table-cell>
          <table:table-cell office:value-type="float" office:value="254.698653177376" calcext:value-type="float">
            <text:p>254,698653177376</text:p>
          </table:table-cell>
          <table:table-cell office:value-type="float" office:value="12572.4480328913" calcext:value-type="float">
            <text:p>12572,4480328913</text:p>
          </table:table-cell>
          <table:table-cell table:formula="of:=[.D39]/[.G39]" office:value-type="float" office:value="145.988432714997" calcext:value-type="float">
            <text:p>145,988432714997</text:p>
          </table:table-cell>
          <table:table-cell office:value-type="string" calcext:value-type="string">
            <text:p>DHB</text:p>
          </table:table-cell>
          <table:table-cell office:value-type="float" office:value="760" calcext:value-type="float">
            <text:p>760</text:p>
          </table:table-cell>
          <table:table-cell table:formula="of:=AVERAGE([.H41];[.H43];[.H45])" office:value-type="float" office:value="14634.571722816" calcext:value-type="float">
            <text:p>14634,571722816</text:p>
          </table:table-cell>
          <table:table-cell table:formula="of:=STDEV([.H41];[.H43];[.H45])" office:value-type="float" office:value="540.130714737575" calcext:value-type="float">
            <text:p>540,130714737575</text:p>
          </table:table-cell>
          <table:table-cell table:formula="of:=AVERAGE([.C41];[.C43];[.C45])" office:value-type="float" office:value="760.584914903898" calcext:value-type="float">
            <text:p>760,584914903898</text:p>
          </table:table-cell>
          <table:table-cell table:formula="of:=STDEV([.C41];[.C43];[.C45])" office:value-type="float" office:value="0.000223848989257192" calcext:value-type="float">
            <text:p>0,0002238489892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HB</text:p>
          </table:table-cell>
          <table:table-cell office:value-type="float" office:value="734.569393325088" calcext:value-type="float">
            <text:p>734,569393325088</text:p>
          </table:table-cell>
          <table:table-cell office:value-type="float" office:value="240848.655061939" calcext:value-type="float">
            <text:p>240848,655061939</text:p>
          </table:table-cell>
          <table:table-cell office:value-type="float" office:value="0.0215916822113891" calcext:value-type="float">
            <text:p>0,021591682211389</text:p>
          </table:table-cell>
          <table:table-cell office:value-type="float" office:value="0.0508445260773172" calcext:value-type="float">
            <text:p>0,050844526077317</text:p>
          </table:table-cell>
          <table:table-cell office:value-type="float" office:value="1659.38259369884" calcext:value-type="float">
            <text:p>1659,38259369884</text:p>
          </table:table-cell>
          <table:table-cell office:value-type="float" office:value="14447.3643476991" calcext:value-type="float">
            <text:p>14447,3643476991</text:p>
          </table:table-cell>
          <table:table-cell table:formula="of:=[.D40]/[.G40]" office:value-type="float" office:value="145.143534695682" calcext:value-type="float">
            <text:p>145,14353469568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HB</text:p>
          </table:table-cell>
          <table:table-cell office:value-type="float" office:value="760.584703915943" calcext:value-type="float">
            <text:p>760,584703915943</text:p>
          </table:table-cell>
          <table:table-cell office:value-type="float" office:value="298795.19155863" calcext:value-type="float">
            <text:p>298795,19155863</text:p>
          </table:table-cell>
          <table:table-cell office:value-type="float" office:value="0.0218632912855854" calcext:value-type="float">
            <text:p>0,021863291285585</text:p>
          </table:table-cell>
          <table:table-cell office:value-type="float" office:value="0.051484116569647" calcext:value-type="float">
            <text:p>0,051484116569647</text:p>
          </table:table-cell>
          <table:table-cell office:value-type="float" office:value="2144.08567026982" calcext:value-type="float">
            <text:p>2144,08567026982</text:p>
          </table:table-cell>
          <table:table-cell office:value-type="float" office:value="14773.1913178899" calcext:value-type="float">
            <text:p>14773,1913178899</text:p>
          </table:table-cell>
          <table:table-cell table:formula="of:=[.D41]/[.G41]" office:value-type="float" office:value="139.35786041657" calcext:value-type="float">
            <text:p>139,357860416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HB</text:p>
          </table:table-cell>
          <table:table-cell office:value-type="float" office:value="734.569540344738" calcext:value-type="float">
            <text:p>734,569540344738</text:p>
          </table:table-cell>
          <table:table-cell office:value-type="float" office:value="159849.951273835" calcext:value-type="float">
            <text:p>159849,951273835</text:p>
          </table:table-cell>
          <table:table-cell office:value-type="float" office:value="0.0217706325682976" calcext:value-type="float">
            <text:p>0,021770632568298</text:p>
          </table:table-cell>
          <table:table-cell office:value-type="float" office:value="0.0512659219648309" calcext:value-type="float">
            <text:p>0,051265921964831</text:p>
          </table:table-cell>
          <table:table-cell office:value-type="float" office:value="1264.11916649113" calcext:value-type="float">
            <text:p>1264,11916649113</text:p>
          </table:table-cell>
          <table:table-cell office:value-type="float" office:value="14328.6126961427" calcext:value-type="float">
            <text:p>14328,6126961427</text:p>
          </table:table-cell>
          <table:table-cell table:formula="of:=[.D42]/[.G42]" office:value-type="float" office:value="126.451647527454" calcext:value-type="float">
            <text:p>126,45164752745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HB</text:p>
          </table:table-cell>
          <table:table-cell office:value-type="float" office:value="760.584891086498" calcext:value-type="float">
            <text:p>760,584891086498</text:p>
          </table:table-cell>
          <table:table-cell office:value-type="float" office:value="182752.286564859" calcext:value-type="float">
            <text:p>182752,286564859</text:p>
          </table:table-cell>
          <table:table-cell office:value-type="float" office:value="0.0230072601392563" calcext:value-type="float">
            <text:p>0,023007260139256</text:p>
          </table:table-cell>
          <table:table-cell office:value-type="float" office:value="0.0541779573571624" calcext:value-type="float">
            <text:p>0,054177957357162</text:p>
          </table:table-cell>
          <table:table-cell office:value-type="float" office:value="1249.5266771503" calcext:value-type="float">
            <text:p>1249,5266771503</text:p>
          </table:table-cell>
          <table:table-cell office:value-type="float" office:value="14038.6409563658" calcext:value-type="float">
            <text:p>14038,6409563658</text:p>
          </table:table-cell>
          <table:table-cell table:formula="of:=[.D43]/[.G43]" office:value-type="float" office:value="146.257210755714" calcext:value-type="float">
            <text:p>146,2572107557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HB</text:p>
          </table:table-cell>
          <table:table-cell office:value-type="float" office:value="734.569612063453" calcext:value-type="float">
            <text:p>734,569612063453</text:p>
          </table:table-cell>
          <table:table-cell office:value-type="float" office:value="379165.403566645" calcext:value-type="float">
            <text:p>379165,403566645</text:p>
          </table:table-cell>
          <table:table-cell office:value-type="float" office:value="0.0205757246858907" calcext:value-type="float">
            <text:p>0,020575724685891</text:p>
          </table:table-cell>
          <table:table-cell office:value-type="float" office:value="0.0484521289313735" calcext:value-type="float">
            <text:p>0,048452128931374</text:p>
          </table:table-cell>
          <table:table-cell office:value-type="float" office:value="2731.77020923807" calcext:value-type="float">
            <text:p>2731,77020923807</text:p>
          </table:table-cell>
          <table:table-cell office:value-type="float" office:value="15160.7293273714" calcext:value-type="float">
            <text:p>15160,7293273714</text:p>
          </table:table-cell>
          <table:table-cell table:formula="of:=[.D44]/[.G44]" office:value-type="float" office:value="138.798425388935" calcext:value-type="float">
            <text:p>138,7984253889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HB</text:p>
          </table:table-cell>
          <table:table-cell office:value-type="float" office:value="760.585149709252" calcext:value-type="float">
            <text:p>760,585149709252</text:p>
          </table:table-cell>
          <table:table-cell office:value-type="float" office:value="380846.902142671" calcext:value-type="float">
            <text:p>380846,902142671</text:p>
          </table:table-cell>
          <table:table-cell office:value-type="float" office:value="0.0214016220889173" calcext:value-type="float">
            <text:p>0,021401622088917</text:p>
          </table:table-cell>
          <table:table-cell office:value-type="float" office:value="0.0503969686911597" calcext:value-type="float">
            <text:p>0,05039696869116</text:p>
          </table:table-cell>
          <table:table-cell office:value-type="float" office:value="2676.99260249572" calcext:value-type="float">
            <text:p>2676,99260249572</text:p>
          </table:table-cell>
          <table:table-cell office:value-type="float" office:value="15091.8828941922" calcext:value-type="float">
            <text:p>15091,8828941922</text:p>
          </table:table-cell>
          <table:table-cell table:formula="of:=[.D45]/[.G45]" office:value-type="float" office:value="142.266699499884" calcext:value-type="float">
            <text:p>142,2666994998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R</text:p>
          </table:table-cell>
          <table:table-cell table:number-columns-repeated="8"/>
          <table:table-cell office:value-type="string" calcext:value-type="string">
            <text:p>H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C</text:p>
          </table:table-cell>
          <table:table-cell office:value-type="float" office:value="734.566430908905" calcext:value-type="float">
            <text:p>734,566430908905</text:p>
          </table:table-cell>
          <table:table-cell office:value-type="float" office:value="1393.77023835735" calcext:value-type="float">
            <text:p>1393,77023835735</text:p>
          </table:table-cell>
          <table:table-cell office:value-type="float" office:value="0.00798173514236229" calcext:value-type="float">
            <text:p>0,007981735142362</text:p>
          </table:table-cell>
          <table:table-cell office:value-type="float" office:value="0.0187955499073627" calcext:value-type="float">
            <text:p>0,018795549907363</text:p>
          </table:table-cell>
          <table:table-cell office:value-type="float" office:value="16.8874142808982" calcext:value-type="float">
            <text:p>16,8874142808982</text:p>
          </table:table-cell>
          <table:table-cell office:value-type="float" office:value="39081.9334645355" calcext:value-type="float">
            <text:p>39081,9334645355</text:p>
          </table:table-cell>
          <table:table-cell table:formula="of:=[.D47]/[.G47]" office:value-type="float" office:value="82.5330755303303" calcext:value-type="float">
            <text:p>82,5330755303303</text:p>
          </table:table-cell>
          <table:table-cell office:value-type="string" calcext:value-type="string">
            <text:p>CHC</text:p>
          </table:table-cell>
          <table:table-cell office:value-type="float" office:value="734" calcext:value-type="float">
            <text:p>734</text:p>
          </table:table-cell>
          <table:table-cell table:formula="of:=AVERAGE([.H47];[.H49];[.H51])" office:value-type="float" office:value="39841.2043989734" calcext:value-type="float">
            <text:p>39841,2043989734</text:p>
          </table:table-cell>
          <table:table-cell table:formula="of:=STDEV([.H47];[.H49];[.H51])" office:value-type="float" office:value="657.547928589056" calcext:value-type="float">
            <text:p>657,547928589056</text:p>
          </table:table-cell>
          <table:table-cell table:formula="of:=AVERAGE([.C47];[.C49];[.C51])" office:value-type="float" office:value="734.565356894568" calcext:value-type="float">
            <text:p>734,565356894568</text:p>
          </table:table-cell>
          <table:table-cell table:formula="of:=STDEV([.C47];[.C49];[.C51])" office:value-type="float" office:value="0.0014459443367823" calcext:value-type="float">
            <text:p>0,0014459443367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C</text:p>
          </table:table-cell>
          <table:table-cell office:value-type="float" office:value="760.581042419042" calcext:value-type="float">
            <text:p>760,581042419042</text:p>
          </table:table-cell>
          <table:table-cell office:value-type="float" office:value="2242.87954143304" calcext:value-type="float">
            <text:p>2242,87954143304</text:p>
          </table:table-cell>
          <table:table-cell office:value-type="float" office:value="0.00860695517242164" calcext:value-type="float">
            <text:p>0,008606955172422</text:p>
          </table:table-cell>
          <table:table-cell office:value-type="float" office:value="0.0202678305667013" calcext:value-type="float">
            <text:p>0,020267830566701</text:p>
          </table:table-cell>
          <table:table-cell office:value-type="float" office:value="8.47072721577124" calcext:value-type="float">
            <text:p>8,47072721577124</text:p>
          </table:table-cell>
          <table:table-cell office:value-type="float" office:value="37526.5147355547" calcext:value-type="float">
            <text:p>37526,5147355547</text:p>
          </table:table-cell>
          <table:table-cell table:formula="of:=[.D48]/[.G48]" office:value-type="float" office:value="264.780045951324" calcext:value-type="float">
            <text:p>264,780045951324</text:p>
          </table:table-cell>
          <table:table-cell office:value-type="string" calcext:value-type="string">
            <text:p>CHC</text:p>
          </table:table-cell>
          <table:table-cell office:value-type="float" office:value="760" calcext:value-type="float">
            <text:p>760</text:p>
          </table:table-cell>
          <table:table-cell table:formula="of:=AVERAGE([.H48];[.H50];[.H52])" office:value-type="float" office:value="38488.8252595136" calcext:value-type="float">
            <text:p>38488,8252595136</text:p>
          </table:table-cell>
          <table:table-cell table:formula="of:=STDEV([.H48];[.H50];[.H52])" office:value-type="float" office:value="2688.46840361897" calcext:value-type="float">
            <text:p>2688,46840361897</text:p>
          </table:table-cell>
          <table:table-cell table:formula="of:=AVERAGE([.C48];[.C50];[.C52])" office:value-type="float" office:value="760.581111185143" calcext:value-type="float">
            <text:p>760,581111185143</text:p>
          </table:table-cell>
          <table:table-cell table:formula="of:=STDEV([.C48];[.C50];[.C52])" office:value-type="float" office:value="0.00102126019965809" calcext:value-type="float">
            <text:p>0,0010212601996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C</text:p>
          </table:table-cell>
          <table:table-cell office:value-type="float" office:value="734.563712807941" calcext:value-type="float">
            <text:p>734,563712807941</text:p>
          </table:table-cell>
          <table:table-cell office:value-type="float" office:value="1229.26585090866" calcext:value-type="float">
            <text:p>1229,26585090866</text:p>
          </table:table-cell>
          <table:table-cell office:value-type="float" office:value="0.00775566982851012" calcext:value-type="float">
            <text:p>0,00775566982851</text:p>
          </table:table-cell>
          <table:table-cell office:value-type="float" office:value="0.0182632067748174" calcext:value-type="float">
            <text:p>0,018263206774817</text:p>
          </table:table-cell>
          <table:table-cell office:value-type="float" office:value="12.9144025753894" calcext:value-type="float">
            <text:p>12,9144025753894</text:p>
          </table:table-cell>
          <table:table-cell office:value-type="float" office:value="40220.9601996518" calcext:value-type="float">
            <text:p>40220,9601996518</text:p>
          </table:table-cell>
          <table:table-cell table:formula="of:=[.D49]/[.G49]" office:value-type="float" office:value="95.1856536709825" calcext:value-type="float">
            <text:p>95,1856536709825</text:p>
          </table:table-cell>
          <table:table-cell office:value-type="string" calcext:value-type="string">
            <text:p>DHB</text:p>
          </table:table-cell>
          <table:table-cell office:value-type="float" office:value="734" calcext:value-type="float">
            <text:p>734</text:p>
          </table:table-cell>
          <table:table-cell table:formula="of:=AVERAGE([.H53];[.H55];[.H57])" office:value-type="float" office:value="36596.0242603147" calcext:value-type="float">
            <text:p>36596,0242603147</text:p>
          </table:table-cell>
          <table:table-cell table:formula="of:=STDEV([.H53];[.H55];[.H57])" office:value-type="float" office:value="2531.39520961521" calcext:value-type="float">
            <text:p>2531,39520961521</text:p>
          </table:table-cell>
          <table:table-cell table:formula="of:=AVERAGE([.C53];[.C55];[.C57])" office:value-type="float" office:value="734.564351717138" calcext:value-type="float">
            <text:p>734,564351717138</text:p>
          </table:table-cell>
          <table:table-cell table:formula="of:=STDEV([.C53];[.C55];[.C57])" office:value-type="float" office:value="0.00180656812112094" calcext:value-type="float">
            <text:p>0,0018065681211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C</text:p>
          </table:table-cell>
          <table:table-cell office:value-type="float" office:value="760.580126045848" calcext:value-type="float">
            <text:p>760,580126045848</text:p>
          </table:table-cell>
          <table:table-cell office:value-type="float" office:value="2285.70530804142" calcext:value-type="float">
            <text:p>2285,70530804142</text:p>
          </table:table-cell>
          <table:table-cell office:value-type="float" office:value="0.00886991685673932" calcext:value-type="float">
            <text:p>0,008869916856739</text:p>
          </table:table-cell>
          <table:table-cell office:value-type="float" office:value="0.0208870580120077" calcext:value-type="float">
            <text:p>0,020887058012008</text:p>
          </table:table-cell>
          <table:table-cell office:value-type="float" office:value="9.27848990008894" calcext:value-type="float">
            <text:p>9,27848990008894</text:p>
          </table:table-cell>
          <table:table-cell office:value-type="float" office:value="36413.9423373365" calcext:value-type="float">
            <text:p>36413,9423373365</text:p>
          </table:table-cell>
          <table:table-cell table:formula="of:=[.D50]/[.G50]" office:value-type="float" office:value="246.344538028705" calcext:value-type="float">
            <text:p>246,344538028705</text:p>
          </table:table-cell>
          <table:table-cell office:value-type="string" calcext:value-type="string">
            <text:p>DHB</text:p>
          </table:table-cell>
          <table:table-cell office:value-type="float" office:value="760" calcext:value-type="float">
            <text:p>760</text:p>
          </table:table-cell>
          <table:table-cell table:formula="of:=AVERAGE([.H54];[.H56];[.H58])" office:value-type="float" office:value="36686.7795776464" calcext:value-type="float">
            <text:p>36686,7795776464</text:p>
          </table:table-cell>
          <table:table-cell table:formula="of:=STDEV([.H54];[.H56];[.H58])" office:value-type="float" office:value="1287.84243980395" calcext:value-type="float">
            <text:p>1287,84243980395</text:p>
          </table:table-cell>
          <table:table-cell table:formula="of:=AVERAGE([.C54];[.C56];[.C58])" office:value-type="float" office:value="760.580118477343" calcext:value-type="float">
            <text:p>760,580118477343</text:p>
          </table:table-cell>
          <table:table-cell table:formula="of:=STDEV([.C54];[.C56];[.C58])" office:value-type="float" office:value="0.00111746800405401" calcext:value-type="float">
            <text:p>0,0011174680040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C</text:p>
          </table:table-cell>
          <table:table-cell office:value-type="float" office:value="734.565926966859" calcext:value-type="float">
            <text:p>734,565926966859</text:p>
          </table:table-cell>
          <table:table-cell office:value-type="float" office:value="1100.85905027936" calcext:value-type="float">
            <text:p>1100,85905027936</text:p>
          </table:table-cell>
          <table:table-cell office:value-type="float" office:value="0.00775573961343477" calcext:value-type="float">
            <text:p>0,007755739613435</text:p>
          </table:table-cell>
          <table:table-cell office:value-type="float" office:value="0.0182633711057568" calcext:value-type="float">
            <text:p>0,018263371105757</text:p>
          </table:table-cell>
          <table:table-cell office:value-type="float" office:value="9.52444770227907" calcext:value-type="float">
            <text:p>9,52444770227907</text:p>
          </table:table-cell>
          <table:table-cell office:value-type="float" office:value="40220.7195327328" calcext:value-type="float">
            <text:p>40220,7195327328</text:p>
          </table:table-cell>
          <table:table-cell table:formula="of:=[.D51]/[.G51]" office:value-type="float" office:value="115.582455244721" calcext:value-type="float">
            <text:p>115,5824552447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HC</text:p>
          </table:table-cell>
          <table:table-cell office:value-type="float" office:value="760.582165090539" calcext:value-type="float">
            <text:p>760,582165090539</text:p>
          </table:table-cell>
          <table:table-cell office:value-type="float" office:value="2108.94526854229" calcext:value-type="float">
            <text:p>2108,94526854229</text:p>
          </table:table-cell>
          <table:table-cell office:value-type="float" office:value="0.00777800321168006" calcext:value-type="float">
            <text:p>0,00777800321168</text:p>
          </table:table-cell>
          <table:table-cell office:value-type="float" office:value="0.0183157978731793" calcext:value-type="float">
            <text:p>0,018315797873179</text:p>
          </table:table-cell>
          <table:table-cell office:value-type="float" office:value="9.09626398031747" calcext:value-type="float">
            <text:p>9,09626398031747</text:p>
          </table:table-cell>
          <table:table-cell office:value-type="float" office:value="41526.0187056495" calcext:value-type="float">
            <text:p>41526,0187056495</text:p>
          </table:table-cell>
          <table:table-cell table:formula="of:=[.D52]/[.G52]" office:value-type="float" office:value="231.847412641677" calcext:value-type="float">
            <text:p>231,8474126416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HB</text:p>
          </table:table-cell>
          <table:table-cell office:value-type="float" office:value="734.565471803371" calcext:value-type="float">
            <text:p>734,565471803371</text:p>
          </table:table-cell>
          <table:table-cell office:value-type="float" office:value="4218.92628354769" calcext:value-type="float">
            <text:p>4218,92628354769</text:p>
          </table:table-cell>
          <table:table-cell office:value-type="float" office:value="0.00802170624691976" calcext:value-type="float">
            <text:p>0,00802170624692</text:p>
          </table:table-cell>
          <table:table-cell office:value-type="float" office:value="0.0188896746655966" calcext:value-type="float">
            <text:p>0,018889674665597</text:p>
          </table:table-cell>
          <table:table-cell office:value-type="float" office:value="22.6330678483907" calcext:value-type="float">
            <text:p>22,6330678483907</text:p>
          </table:table-cell>
          <table:table-cell office:value-type="float" office:value="38887.1425690152" calcext:value-type="float">
            <text:p>38887,1425690152</text:p>
          </table:table-cell>
          <table:table-cell table:formula="of:=[.D53]/[.G53]" office:value-type="float" office:value="186.405409633748" calcext:value-type="float">
            <text:p>186,4054096337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HB</text:p>
          </table:table-cell>
          <table:table-cell office:value-type="float" office:value="760.581070934213" calcext:value-type="float">
            <text:p>760,581070934213</text:p>
          </table:table-cell>
          <table:table-cell office:value-type="float" office:value="4700.07159182703" calcext:value-type="float">
            <text:p>4700,07159182703</text:p>
          </table:table-cell>
          <table:table-cell office:value-type="float" office:value="0.00846212902605584" calcext:value-type="float">
            <text:p>0,008462129026056</text:p>
          </table:table-cell>
          <table:table-cell office:value-type="float" office:value="0.0199267910541945" calcext:value-type="float">
            <text:p>0,019926791054195</text:p>
          </table:table-cell>
          <table:table-cell office:value-type="float" office:value="15.2933198102374" calcext:value-type="float">
            <text:p>15,2933198102374</text:p>
          </table:table-cell>
          <table:table-cell office:value-type="float" office:value="38168.7683112487" calcext:value-type="float">
            <text:p>38168,7683112487</text:p>
          </table:table-cell>
          <table:table-cell table:formula="of:=[.D54]/[.G54]" office:value-type="float" office:value="307.32840548334" calcext:value-type="float">
            <text:p>307,328405483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HB</text:p>
          </table:table-cell>
          <table:table-cell office:value-type="float" office:value="734.565315728975" calcext:value-type="float">
            <text:p>734,565315728975</text:p>
          </table:table-cell>
          <table:table-cell office:value-type="float" office:value="2129.27548097373" calcext:value-type="float">
            <text:p>2129,27548097373</text:p>
          </table:table-cell>
          <table:table-cell office:value-type="float" office:value="0.00842573668395275" calcext:value-type="float">
            <text:p>0,008425736683953</text:p>
          </table:table-cell>
          <table:table-cell office:value-type="float" office:value="0.0198410936375245" calcext:value-type="float">
            <text:p>0,019841093637525</text:p>
          </table:table-cell>
          <table:table-cell office:value-type="float" office:value="12.098107626785" calcext:value-type="float">
            <text:p>12,098107626785</text:p>
          </table:table-cell>
          <table:table-cell office:value-type="float" office:value="37022.4206965953" calcext:value-type="float">
            <text:p>37022,4206965953</text:p>
          </table:table-cell>
          <table:table-cell table:formula="of:=[.D55]/[.G55]" office:value-type="float" office:value="176.000705784725" calcext:value-type="float">
            <text:p>176,0007057847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HB</text:p>
          </table:table-cell>
          <table:table-cell office:value-type="float" office:value="760.580396141589" calcext:value-type="float">
            <text:p>760,580396141589</text:p>
          </table:table-cell>
          <table:table-cell office:value-type="float" office:value="2579.48381279099" calcext:value-type="float">
            <text:p>2579,48381279099</text:p>
          </table:table-cell>
          <table:table-cell office:value-type="float" office:value="0.00895892401476435" calcext:value-type="float">
            <text:p>0,008958924014764</text:p>
          </table:table-cell>
          <table:table-cell office:value-type="float" office:value="0.0210966538518762" calcext:value-type="float">
            <text:p>0,021096653851876</text:p>
          </table:table-cell>
          <table:table-cell office:value-type="float" office:value="16.0202920565501" calcext:value-type="float">
            <text:p>16,0202920565501</text:p>
          </table:table-cell>
          <table:table-cell office:value-type="float" office:value="36052.181615235" calcext:value-type="float">
            <text:p>36052,181615235</text:p>
          </table:table-cell>
          <table:table-cell table:formula="of:=[.D56]/[.G56]" office:value-type="float" office:value="161.013532317991" calcext:value-type="float">
            <text:p>161,0135323179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HB</text:p>
          </table:table-cell>
          <table:table-cell office:value-type="float" office:value="734.562267619069" calcext:value-type="float">
            <text:p>734,562267619069</text:p>
          </table:table-cell>
          <table:table-cell office:value-type="float" office:value="566.091494921305" calcext:value-type="float">
            <text:p>566,091494921305</text:p>
          </table:table-cell>
          <table:table-cell office:value-type="float" office:value="0.00920760323407244" calcext:value-type="float">
            <text:p>0,009207603234072</text:p>
          </table:table-cell>
          <table:table-cell office:value-type="float" office:value="0.0216822486622856" calcext:value-type="float">
            <text:p>0,021682248662286</text:p>
          </table:table-cell>
          <table:table-cell office:value-type="float" office:value="5.3923550219094" calcext:value-type="float">
            <text:p>5,3923550219094</text:p>
          </table:table-cell>
          <table:table-cell office:value-type="float" office:value="33878.5095153335" calcext:value-type="float">
            <text:p>33878,5095153335</text:p>
          </table:table-cell>
          <table:table-cell table:formula="of:=[.D57]/[.G57]" office:value-type="float" office:value="104.980382897871" calcext:value-type="float">
            <text:p>104,9803828978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HB</text:p>
          </table:table-cell>
          <table:table-cell office:value-type="float" office:value="760.578888356228" calcext:value-type="float">
            <text:p>760,578888356228</text:p>
          </table:table-cell>
          <table:table-cell office:value-type="float" office:value="1071.44665289597" calcext:value-type="float">
            <text:p>1071,44665289597</text:p>
          </table:table-cell>
          <table:table-cell office:value-type="float" office:value="0.00901209886988106" calcext:value-type="float">
            <text:p>0,009012098869881</text:p>
          </table:table-cell>
          <table:table-cell office:value-type="float" office:value="0.0212218710665967" calcext:value-type="float">
            <text:p>0,021221871066597</text:p>
          </table:table-cell>
          <table:table-cell office:value-type="float" office:value="6.81728014631007" calcext:value-type="float">
            <text:p>6,81728014631007</text:p>
          </table:table-cell>
          <table:table-cell office:value-type="float" office:value="35839.3888064555" calcext:value-type="float">
            <text:p>35839,3888064555</text:p>
          </table:table-cell>
          <table:table-cell table:formula="of:=[.D58]/[.G58]" office:value-type="float" office:value="157.166293580572" calcext:value-type="float">
            <text:p>157,166293580572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ignal-Rausch-Verhältnis</text:p>
          </table:table-cell>
          <table:table-cell office:value-type="string" calcext:value-type="string">
            <text:p>alles S</text:p>
          </table:table-cell>
          <table:table-cell table:number-columns-repeated="7"/>
          <table:table-cell office:value-type="string" calcext:value-type="string">
            <text:p>S/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4</text:p>
          </table:table-cell>
          <table:table-cell office:value-type="string" calcext:value-type="string">
            <text:p>CHC-4S</text:p>
          </table:table-cell>
          <table:table-cell office:value-type="float" office:value="734.568057865841" calcext:value-type="float">
            <text:p>734,568057865841</text:p>
          </table:table-cell>
          <table:table-cell office:value-type="float" office:value="32195.0744439423" calcext:value-type="float">
            <text:p>32195,0744439423</text:p>
          </table:table-cell>
          <table:table-cell office:value-type="float" office:value="0.0246077727964178" calcext:value-type="float">
            <text:p>0,024607772796418</text:p>
          </table:table-cell>
          <table:table-cell office:value-type="float" office:value="0.057946876644572" calcext:value-type="float">
            <text:p>0,057946876644572</text:p>
          </table:table-cell>
          <table:table-cell office:value-type="float" office:value="298.432435951834" calcext:value-type="float">
            <text:p>298,432435951834</text:p>
          </table:table-cell>
          <table:table-cell office:value-type="float" office:value="12676.5772445589" calcext:value-type="float">
            <text:p>12676,5772445589</text:p>
          </table:table-cell>
          <table:table-cell table:formula="of:=[.D61]/[.G61]" office:value-type="float" office:value="107.880614053422" calcext:value-type="float">
            <text:p>107,880614053422</text:p>
          </table:table-cell>
          <table:table-cell office:value-type="string" calcext:value-type="string">
            <text:p>E-4</text:p>
          </table:table-cell>
          <table:table-cell/>
          <table:table-cell office:value-type="string" calcext:value-type="string">
            <text:p>Mittelwert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Richtigkeit</text:p>
          </table:table-cell>
          <table:table-cell office:value-type="string" calcext:value-type="string">
            <text:p>Richtigkeit-err</text:p>
          </table:table-cell>
        </table:table-row>
        <table:table-row table:style-name="ro1">
          <table:table-cell/>
          <table:table-cell office:value-type="string" calcext:value-type="string">
            <text:p>CHC-4S</text:p>
          </table:table-cell>
          <table:table-cell office:value-type="float" office:value="760.583625013951" calcext:value-type="float">
            <text:p>760,583625013951</text:p>
          </table:table-cell>
          <table:table-cell office:value-type="float" office:value="52446.4077481747" calcext:value-type="float">
            <text:p>52446,4077481747</text:p>
          </table:table-cell>
          <table:table-cell office:value-type="float" office:value="0.0248352846039993" calcext:value-type="float">
            <text:p>0,024835284603999</text:p>
          </table:table-cell>
          <table:table-cell office:value-type="float" office:value="0.058482626009546" calcext:value-type="float">
            <text:p>0,058482626009546</text:p>
          </table:table-cell>
          <table:table-cell office:value-type="float" office:value="434.785004947402" calcext:value-type="float">
            <text:p>434,785004947402</text:p>
          </table:table-cell>
          <table:table-cell office:value-type="float" office:value="13005.2919458473" calcext:value-type="float">
            <text:p>13005,2919458473</text:p>
          </table:table-cell>
          <table:table-cell table:formula="of:=[.D62]/[.G62]" office:value-type="float" office:value="120.626073004793" calcext:value-type="float">
            <text:p>120,626073004793</text:p>
          </table:table-cell>
          <table:table-cell office:value-type="string" calcext:value-type="string">
            <text:p>CHC</text:p>
          </table:table-cell>
          <table:table-cell office:value-type="float" office:value="734" calcext:value-type="float">
            <text:p>734</text:p>
          </table:table-cell>
          <table:table-cell table:formula="of:=AVERAGE([.I61];[.I63])" office:value-type="float" office:value="110.257499224701" calcext:value-type="float">
            <text:p>110,257499224701</text:p>
          </table:table-cell>
          <table:table-cell table:formula="of:=STDEV([.I61];[.I63])" office:value-type="float" office:value="3.3614232454265" calcext:value-type="float">
            <text:p>3,3614232454265</text:p>
          </table:table-cell>
          <table:table-cell table:formula="of:=AVERAGE([.C61];[.C63])" office:value-type="float" office:value="734.568182626552" calcext:value-type="float">
            <text:p>734,568182626552</text:p>
          </table:table-cell>
          <table:table-cell table:formula="of:=STDEV([.C61];[.C63])" office:value-type="float" office:value="0.000176438289551882" calcext:value-type="float">
            <text:p>0,000176438289552</text:p>
          </table:table-cell>
          <table:table-cell table:formula="of:=[.N62]-734.562" office:value-type="float" office:value="0.00618262655200397" calcext:value-type="float">
            <text:p>0,006182626552004</text:p>
          </table:table-cell>
          <table:table-cell table:formula="of:=SQRT([.O62]^2+0.000289 ^2)" office:value-type="float" office:value="0.000338602229791822" calcext:value-type="float">
            <text:p>0,000338602229792</text:p>
          </table:table-cell>
        </table:table-row>
        <table:table-row table:style-name="ro1">
          <table:table-cell/>
          <table:table-cell office:value-type="string" calcext:value-type="string">
            <text:p>CHC-4S</text:p>
          </table:table-cell>
          <table:table-cell office:value-type="float" office:value="734.568307387263" calcext:value-type="float">
            <text:p>734,568307387263</text:p>
          </table:table-cell>
          <table:table-cell office:value-type="float" office:value="23888.2464131869" calcext:value-type="float">
            <text:p>23888,2464131869</text:p>
          </table:table-cell>
          <table:table-cell office:value-type="float" office:value="0.0244516935152741" calcext:value-type="float">
            <text:p>0,024451693515274</text:p>
          </table:table-cell>
          <table:table-cell office:value-type="float" office:value="0.0575793380247208" calcext:value-type="float">
            <text:p>0,057579338024721</text:p>
          </table:table-cell>
          <table:table-cell office:value-type="float" office:value="212.08662471315" calcext:value-type="float">
            <text:p>212,08662471315</text:p>
          </table:table-cell>
          <table:table-cell office:value-type="float" office:value="12757.4983073249" calcext:value-type="float">
            <text:p>12757,4983073249</text:p>
          </table:table-cell>
          <table:table-cell table:formula="of:=[.D63]/[.G63]" office:value-type="float" office:value="112.63438439598" calcext:value-type="float">
            <text:p>112,63438439598</text:p>
          </table:table-cell>
          <table:table-cell office:value-type="string" calcext:value-type="string">
            <text:p>CHC</text:p>
          </table:table-cell>
          <table:table-cell office:value-type="float" office:value="760" calcext:value-type="float">
            <text:p>760</text:p>
          </table:table-cell>
          <table:table-cell table:formula="of:=AVERAGE([.I62];[.I64])" office:value-type="float" office:value="133.307252859895" calcext:value-type="float">
            <text:p>133,307252859895</text:p>
          </table:table-cell>
          <table:table-cell table:formula="of:=STDEV([.I62];[.I64])" office:value-type="float" office:value="17.9338965379773" calcext:value-type="float">
            <text:p>17,9338965379773</text:p>
          </table:table-cell>
          <table:table-cell table:formula="of:=AVERAGE([.C62];[.C64])" office:value-type="float" office:value="760.583482861307" calcext:value-type="float">
            <text:p>760,583482861307</text:p>
          </table:table-cell>
          <table:table-cell table:formula="of:=STDEV([.C62];[.C64])" office:value-type="float" office:value="0.000201034196352223" calcext:value-type="float">
            <text:p>0,000201034196352</text:p>
          </table:table-cell>
          <table:table-cell table:formula="of:=[.N63]-760.578" office:value-type="float" office:value="0.00548286130742781" calcext:value-type="float">
            <text:p>0,005482861307428</text:p>
          </table:table-cell>
          <table:table-cell table:formula="of:=SQRT([.O63]^2+0.000289 ^2)" office:value-type="float" office:value="0.000352045093848763" calcext:value-type="float">
            <text:p>0,000352045093849</text:p>
          </table:table-cell>
        </table:table-row>
        <table:table-row table:style-name="ro1">
          <table:table-cell/>
          <table:table-cell office:value-type="string" calcext:value-type="string">
            <text:p>CHC-4S</text:p>
          </table:table-cell>
          <table:table-cell office:value-type="float" office:value="760.583340708664" calcext:value-type="float">
            <text:p>760,583340708664</text:p>
          </table:table-cell>
          <table:table-cell office:value-type="float" office:value="37183.0571919856" calcext:value-type="float">
            <text:p>37183,0571919856</text:p>
          </table:table-cell>
          <table:table-cell office:value-type="float" office:value="0.025690303531571" calcext:value-type="float">
            <text:p>0,025690303531571</text:p>
          </table:table-cell>
          <table:table-cell office:value-type="float" office:value="0.0604960417190728" calcext:value-type="float">
            <text:p>0,060496041719073</text:p>
          </table:table-cell>
          <table:table-cell office:value-type="float" office:value="254.698653177376" calcext:value-type="float">
            <text:p>254,698653177376</text:p>
          </table:table-cell>
          <table:table-cell office:value-type="float" office:value="12572.4480328913" calcext:value-type="float">
            <text:p>12572,4480328913</text:p>
          </table:table-cell>
          <table:table-cell table:formula="of:=[.D64]/[.G64]" office:value-type="float" office:value="145.988432714997" calcext:value-type="float">
            <text:p>145,988432714997</text:p>
          </table:table-cell>
          <table:table-cell office:value-type="string" calcext:value-type="string">
            <text:p>DHB</text:p>
          </table:table-cell>
          <table:table-cell office:value-type="float" office:value="734" calcext:value-type="float">
            <text:p>734</text:p>
          </table:table-cell>
          <table:table-cell table:formula="of:=AVERAGE([.I65];[.I67];[.I69])" office:value-type="float" office:value="136.797869204024" calcext:value-type="float">
            <text:p>136,797869204024</text:p>
          </table:table-cell>
          <table:table-cell table:formula="of:=STDEV([.I65];[.I67];[.I69])" office:value-type="float" office:value="9.50517386817238" calcext:value-type="float">
            <text:p>9,50517386817238</text:p>
          </table:table-cell>
          <table:table-cell table:formula="of:=AVERAGE([.C65];[.C67];[.C69])" office:value-type="float" office:value="734.569515244426" calcext:value-type="float">
            <text:p>734,569515244426</text:p>
          </table:table-cell>
          <table:table-cell table:formula="of:=STDEV([.C65];[.C67];[.C69])" office:value-type="float" office:value="0.000111508462978226" calcext:value-type="float">
            <text:p>0,000111508462978</text:p>
          </table:table-cell>
          <table:table-cell table:formula="of:=[.N64]-734.562" office:value-type="float" office:value="0.00751524442625851" calcext:value-type="float">
            <text:p>0,007515244426259</text:p>
          </table:table-cell>
          <table:table-cell table:formula="of:=SQRT([.O64]^2+0.000289 ^2)" office:value-type="float" office:value="0.000309766262391124" calcext:value-type="float">
            <text:p>0,000309766262391</text:p>
          </table:table-cell>
        </table:table-row>
        <table:table-row table:style-name="ro1">
          <table:table-cell/>
          <table:table-cell office:value-type="string" calcext:value-type="string">
            <text:p>DHB-4S</text:p>
          </table:table-cell>
          <table:table-cell office:value-type="float" office:value="734.569393325088" calcext:value-type="float">
            <text:p>734,569393325088</text:p>
          </table:table-cell>
          <table:table-cell office:value-type="float" office:value="240848.655061939" calcext:value-type="float">
            <text:p>240848,655061939</text:p>
          </table:table-cell>
          <table:table-cell office:value-type="float" office:value="0.0215916822113891" calcext:value-type="float">
            <text:p>0,021591682211389</text:p>
          </table:table-cell>
          <table:table-cell office:value-type="float" office:value="0.0508445260773172" calcext:value-type="float">
            <text:p>0,050844526077317</text:p>
          </table:table-cell>
          <table:table-cell office:value-type="float" office:value="1659.38259369884" calcext:value-type="float">
            <text:p>1659,38259369884</text:p>
          </table:table-cell>
          <table:table-cell office:value-type="float" office:value="14447.3643476991" calcext:value-type="float">
            <text:p>14447,3643476991</text:p>
          </table:table-cell>
          <table:table-cell table:formula="of:=[.D65]/[.G65]" office:value-type="float" office:value="145.143534695682" calcext:value-type="float">
            <text:p>145,143534695682</text:p>
          </table:table-cell>
          <table:table-cell office:value-type="string" calcext:value-type="string">
            <text:p>DHB</text:p>
          </table:table-cell>
          <table:table-cell office:value-type="float" office:value="760" calcext:value-type="float">
            <text:p>760</text:p>
          </table:table-cell>
          <table:table-cell table:formula="of:=AVERAGE([.I66];[.I68];[.I70])" office:value-type="float" office:value="142.627256890723" calcext:value-type="float">
            <text:p>142,627256890723</text:p>
          </table:table-cell>
          <table:table-cell table:formula="of:=STDEV([.I66];[.I68];[.I70])" office:value-type="float" office:value="3.46377828384393" calcext:value-type="float">
            <text:p>3,46377828384393</text:p>
          </table:table-cell>
          <table:table-cell table:formula="of:=AVERAGE([.C66];[.C68];[.C70])" office:value-type="float" office:value="760.584914903898" calcext:value-type="float">
            <text:p>760,584914903898</text:p>
          </table:table-cell>
          <table:table-cell table:formula="of:=STDEV([.C66];[.C68];[.C70])" office:value-type="float" office:value="0.000223848989257192" calcext:value-type="float">
            <text:p>0,000223848989257</text:p>
          </table:table-cell>
          <table:table-cell table:formula="of:=[.N65]-760.578" office:value-type="float" office:value="0.00691490389772298" calcext:value-type="float">
            <text:p>0,006914903897723</text:p>
          </table:table-cell>
          <table:table-cell table:formula="of:=SQRT([.O65]^2+0.000289 ^2)" office:value-type="float" office:value="0.000365553511802946" calcext:value-type="float">
            <text:p>0,000365553511803</text:p>
          </table:table-cell>
        </table:table-row>
        <table:table-row table:style-name="ro1">
          <table:table-cell/>
          <table:table-cell office:value-type="string" calcext:value-type="string">
            <text:p>DHB-4S</text:p>
          </table:table-cell>
          <table:table-cell office:value-type="float" office:value="760.584703915943" calcext:value-type="float">
            <text:p>760,584703915943</text:p>
          </table:table-cell>
          <table:table-cell office:value-type="float" office:value="298795.19155863" calcext:value-type="float">
            <text:p>298795,19155863</text:p>
          </table:table-cell>
          <table:table-cell office:value-type="float" office:value="0.0218632912855854" calcext:value-type="float">
            <text:p>0,021863291285585</text:p>
          </table:table-cell>
          <table:table-cell office:value-type="float" office:value="0.051484116569647" calcext:value-type="float">
            <text:p>0,051484116569647</text:p>
          </table:table-cell>
          <table:table-cell office:value-type="float" office:value="2144.08567026982" calcext:value-type="float">
            <text:p>2144,08567026982</text:p>
          </table:table-cell>
          <table:table-cell office:value-type="float" office:value="14773.1913178899" calcext:value-type="float">
            <text:p>14773,1913178899</text:p>
          </table:table-cell>
          <table:table-cell table:formula="of:=[.D66]/[.G66]" office:value-type="float" office:value="139.35786041657" calcext:value-type="float">
            <text:p>139,357860416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HB-4S</text:p>
          </table:table-cell>
          <table:table-cell office:value-type="float" office:value="734.569540344738" calcext:value-type="float">
            <text:p>734,569540344738</text:p>
          </table:table-cell>
          <table:table-cell office:value-type="float" office:value="159849.951273835" calcext:value-type="float">
            <text:p>159849,951273835</text:p>
          </table:table-cell>
          <table:table-cell office:value-type="float" office:value="0.0217706325682976" calcext:value-type="float">
            <text:p>0,021770632568298</text:p>
          </table:table-cell>
          <table:table-cell office:value-type="float" office:value="0.0512659219648309" calcext:value-type="float">
            <text:p>0,051265921964831</text:p>
          </table:table-cell>
          <table:table-cell office:value-type="float" office:value="1264.11916649113" calcext:value-type="float">
            <text:p>1264,11916649113</text:p>
          </table:table-cell>
          <table:table-cell office:value-type="float" office:value="14328.6126961427" calcext:value-type="float">
            <text:p>14328,6126961427</text:p>
          </table:table-cell>
          <table:table-cell table:formula="of:=[.D67]/[.G67]" office:value-type="float" office:value="126.451647527454" calcext:value-type="float">
            <text:p>126,45164752745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HB-4S</text:p>
          </table:table-cell>
          <table:table-cell office:value-type="float" office:value="760.584891086498" calcext:value-type="float">
            <text:p>760,584891086498</text:p>
          </table:table-cell>
          <table:table-cell office:value-type="float" office:value="182752.286564859" calcext:value-type="float">
            <text:p>182752,286564859</text:p>
          </table:table-cell>
          <table:table-cell office:value-type="float" office:value="0.0230072601392563" calcext:value-type="float">
            <text:p>0,023007260139256</text:p>
          </table:table-cell>
          <table:table-cell office:value-type="float" office:value="0.0541779573571624" calcext:value-type="float">
            <text:p>0,054177957357162</text:p>
          </table:table-cell>
          <table:table-cell office:value-type="float" office:value="1249.5266771503" calcext:value-type="float">
            <text:p>1249,5266771503</text:p>
          </table:table-cell>
          <table:table-cell office:value-type="float" office:value="14038.6409563658" calcext:value-type="float">
            <text:p>14038,6409563658</text:p>
          </table:table-cell>
          <table:table-cell table:formula="of:=[.D68]/[.G68]" office:value-type="float" office:value="146.257210755714" calcext:value-type="float">
            <text:p>146,2572107557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HB-4S</text:p>
          </table:table-cell>
          <table:table-cell office:value-type="float" office:value="734.569612063453" calcext:value-type="float">
            <text:p>734,569612063453</text:p>
          </table:table-cell>
          <table:table-cell office:value-type="float" office:value="379165.403566645" calcext:value-type="float">
            <text:p>379165,403566645</text:p>
          </table:table-cell>
          <table:table-cell office:value-type="float" office:value="0.0205757246858907" calcext:value-type="float">
            <text:p>0,020575724685891</text:p>
          </table:table-cell>
          <table:table-cell office:value-type="float" office:value="0.0484521289313735" calcext:value-type="float">
            <text:p>0,048452128931374</text:p>
          </table:table-cell>
          <table:table-cell office:value-type="float" office:value="2731.77020923807" calcext:value-type="float">
            <text:p>2731,77020923807</text:p>
          </table:table-cell>
          <table:table-cell office:value-type="float" office:value="15160.7293273714" calcext:value-type="float">
            <text:p>15160,7293273714</text:p>
          </table:table-cell>
          <table:table-cell table:formula="of:=[.D69]/[.G69]" office:value-type="float" office:value="138.798425388935" calcext:value-type="float">
            <text:p>138,7984253889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HB-4S</text:p>
          </table:table-cell>
          <table:table-cell office:value-type="float" office:value="760.585149709252" calcext:value-type="float">
            <text:p>760,585149709252</text:p>
          </table:table-cell>
          <table:table-cell office:value-type="float" office:value="380846.902142671" calcext:value-type="float">
            <text:p>380846,902142671</text:p>
          </table:table-cell>
          <table:table-cell office:value-type="float" office:value="0.0214016220889173" calcext:value-type="float">
            <text:p>0,021401622088917</text:p>
          </table:table-cell>
          <table:table-cell office:value-type="float" office:value="0.0503969686911597" calcext:value-type="float">
            <text:p>0,05039696869116</text:p>
          </table:table-cell>
          <table:table-cell office:value-type="float" office:value="2676.99260249572" calcext:value-type="float">
            <text:p>2676,99260249572</text:p>
          </table:table-cell>
          <table:table-cell office:value-type="float" office:value="15091.8828941922" calcext:value-type="float">
            <text:p>15091,8828941922</text:p>
          </table:table-cell>
          <table:table-cell table:formula="of:=[.D70]/[.G70]" office:value-type="float" office:value="142.266699499884" calcext:value-type="float">
            <text:p>142,266699499884</text:p>
          </table:table-cell>
          <table:table-cell/>
          <table:table-cell office:value-type="string" calcext:value-type="string">
            <text:p>TODO: Da wo kein stdev ist, Fehler aus Fit neh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-5</text:p>
          </table:table-cell>
          <table:table-cell table:number-columns-repeated="8"/>
          <table:table-cell office:value-type="string" calcext:value-type="string">
            <text:p>E-5</text:p>
          </table:table-cell>
          <table:table-cell/>
          <table:table-cell office:value-type="string" calcext:value-type="string">
            <text:p>Wer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error!</text:p>
          </table:table-cell>
          <table:table-cell office:value-type="string" calcext:value-type="string">
            <text:p>Richtigkeit</text:p>
          </table:table-cell>
          <table:table-cell office:value-type="string" calcext:value-type="string">
            <text:p>R-error !!!</text:p>
          </table:table-cell>
        </table:table-row>
        <table:table-row table:style-name="ro1">
          <table:table-cell/>
          <table:table-cell office:value-type="string" calcext:value-type="string">
            <text:p>DHB-5S</text:p>
          </table:table-cell>
          <table:table-cell office:value-type="float" office:value="734.570210559225" calcext:value-type="float">
            <text:p>734,570210559225</text:p>
          </table:table-cell>
          <table:table-cell office:value-type="float" office:value="32059.5046114747" calcext:value-type="float">
            <text:p>32059,5046114747</text:p>
          </table:table-cell>
          <table:table-cell office:value-type="float" office:value="0.0240272337070979" calcext:value-type="float">
            <text:p>0,024027233707098</text:p>
          </table:table-cell>
          <table:table-cell office:value-type="float" office:value="0.0565798115601173" calcext:value-type="float">
            <text:p>0,056579811560117</text:p>
          </table:table-cell>
          <table:table-cell office:value-type="float" office:value="398.245310421974" calcext:value-type="float">
            <text:p>398,245310421974</text:p>
          </table:table-cell>
          <table:table-cell office:value-type="float" office:value="12982.9030939548" calcext:value-type="float">
            <text:p>12982,9030939548</text:p>
          </table:table-cell>
          <table:table-cell table:formula="of:=[.D72]/[.G72]" office:value-type="float" office:value="80.5019011460675" calcext:value-type="float">
            <text:p>80,5019011460675</text:p>
          </table:table-cell>
          <table:table-cell office:value-type="string" calcext:value-type="string">
            <text:p>CHC</text:p>
          </table:table-cell>
          <table:table-cell office:value-type="float" office:value="734" calcext:value-type="float">
            <text:p>734</text:p>
          </table:table-cell>
          <table:table-cell table:formula="of:=[.I74]" office:value-type="float" office:value="64.9602035454954" calcext:value-type="float">
            <text:p>64,9602035454954</text:p>
          </table:table-cell>
          <table:table-cell office:value-type="float" office:value="11" calcext:value-type="float">
            <text:p>11</text:p>
          </table:table-cell>
          <table:table-cell table:formula="of:=[.C72]" office:value-type="float" office:value="734.570210559225" calcext:value-type="float">
            <text:p>734,570210559225</text:p>
          </table:table-cell>
          <table:table-cell office:value-type="float" office:value="0.00023" calcext:value-type="float">
            <text:p>0,00023</text:p>
          </table:table-cell>
          <table:table-cell table:formula="of:=[.N72]-734.562" office:value-type="float" office:value="0.00821055922494907" calcext:value-type="float">
            <text:p>0,008210559224949</text:p>
          </table:table-cell>
          <table:table-cell table:formula="of:=SQRT([.O72]^2+0.000289 ^2)" office:value-type="float" office:value="0.000369352135502152" calcext:value-type="float">
            <text:p>0,000369352135502</text:p>
          </table:table-cell>
        </table:table-row>
        <table:table-row table:style-name="ro1">
          <table:table-cell/>
          <table:table-cell office:value-type="string" calcext:value-type="string">
            <text:p>DHB-5S</text:p>
          </table:table-cell>
          <table:table-cell office:value-type="float" office:value="760.585731702499" calcext:value-type="float">
            <text:p>760,585731702499</text:p>
          </table:table-cell>
          <table:table-cell office:value-type="float" office:value="56192.4264856443" calcext:value-type="float">
            <text:p>56192,4264856443</text:p>
          </table:table-cell>
          <table:table-cell office:value-type="float" office:value="0.0246144054803916" calcext:value-type="float">
            <text:p>0,024614405480392</text:p>
          </table:table-cell>
          <table:table-cell office:value-type="float" office:value="0.0579624954217459" calcext:value-type="float">
            <text:p>0,057962495421746</text:p>
          </table:table-cell>
          <table:table-cell office:value-type="float" office:value="518.175378957828" calcext:value-type="float">
            <text:p>518,175378957828</text:p>
          </table:table-cell>
          <table:table-cell office:value-type="float" office:value="13122.0322066594" calcext:value-type="float">
            <text:p>13122,0322066594</text:p>
          </table:table-cell>
          <table:table-cell table:formula="of:=[.D73]/[.G73]" office:value-type="float" office:value="108.442872370085" calcext:value-type="float">
            <text:p>108,442872370085</text:p>
          </table:table-cell>
          <table:table-cell office:value-type="string" calcext:value-type="string">
            <text:p>CHC</text:p>
          </table:table-cell>
          <table:table-cell office:value-type="float" office:value="760" calcext:value-type="float">
            <text:p>760</text:p>
          </table:table-cell>
          <table:table-cell table:formula="of:=[.I75]" office:value-type="float" office:value="74.1794454444594" calcext:value-type="float">
            <text:p>74,1794454444594</text:p>
          </table:table-cell>
          <table:table-cell office:value-type="float" office:value="12" calcext:value-type="float">
            <text:p>12</text:p>
          </table:table-cell>
          <table:table-cell table:formula="of:=[.C73]" office:value-type="float" office:value="760.585731702499" calcext:value-type="float">
            <text:p>760,585731702499</text:p>
          </table:table-cell>
          <table:table-cell office:value-type="float" office:value="0.00025" calcext:value-type="float">
            <text:p>0,00025</text:p>
          </table:table-cell>
          <table:table-cell table:formula="of:=[.N73]-760.578" office:value-type="float" office:value="0.00773170249897248" calcext:value-type="float">
            <text:p>0,007731702498972</text:p>
          </table:table-cell>
          <table:table-cell table:formula="of:=SQRT([.O73]^2+0.000289 ^2)" office:value-type="float" office:value="0.000382126942258721" calcext:value-type="float">
            <text:p>0,000382126942259</text:p>
          </table:table-cell>
        </table:table-row>
        <table:table-row table:style-name="ro1">
          <table:table-cell/>
          <table:table-cell office:value-type="string" calcext:value-type="string">
            <text:p>CHC-5S</text:p>
          </table:table-cell>
          <table:table-cell office:value-type="float" office:value="734.570248849063" calcext:value-type="float">
            <text:p>734,570248849063</text:p>
          </table:table-cell>
          <table:table-cell office:value-type="float" office:value="15507.2983017755" calcext:value-type="float">
            <text:p>15507,2983017755</text:p>
          </table:table-cell>
          <table:table-cell office:value-type="float" office:value="0.0234636059113017" calcext:value-type="float">
            <text:p>0,023463605911302</text:p>
          </table:table-cell>
          <table:table-cell office:value-type="float" office:value="0.0552525695286399" calcext:value-type="float">
            <text:p>0,05525256952864</text:p>
          </table:table-cell>
          <table:table-cell office:value-type="float" office:value="238.719977084352" calcext:value-type="float">
            <text:p>238,719977084352</text:p>
          </table:table-cell>
          <table:table-cell office:value-type="float" office:value="13294.7708154695" calcext:value-type="float">
            <text:p>13294,7708154695</text:p>
          </table:table-cell>
          <table:table-cell table:formula="of:=[.D74]/[.G74]" office:value-type="float" office:value="64.9602035454954" calcext:value-type="float">
            <text:p>64,9602035454954</text:p>
          </table:table-cell>
          <table:table-cell office:value-type="string" calcext:value-type="string">
            <text:p>DHB</text:p>
          </table:table-cell>
          <table:table-cell office:value-type="float" office:value="734" calcext:value-type="float">
            <text:p>734</text:p>
          </table:table-cell>
          <table:table-cell table:formula="of:=[.I72]" office:value-type="float" office:value="80.5019011460675" calcext:value-type="float">
            <text:p>80,5019011460675</text:p>
          </table:table-cell>
          <table:table-cell office:value-type="float" office:value="16" calcext:value-type="float">
            <text:p>16</text:p>
          </table:table-cell>
          <table:table-cell table:formula="of:=[.C74]" office:value-type="float" office:value="734.570248849063" calcext:value-type="float">
            <text:p>734,570248849063</text:p>
          </table:table-cell>
          <table:table-cell office:value-type="float" office:value="0.00024" calcext:value-type="float">
            <text:p>0,00024</text:p>
          </table:table-cell>
          <table:table-cell table:formula="of:=[.N74]-734.562" office:value-type="float" office:value="0.00824884906296575" calcext:value-type="float">
            <text:p>0,008248849062966</text:p>
          </table:table-cell>
          <table:table-cell table:formula="of:=SQRT([.O74]^2+0.000289 ^2)" office:value-type="float" office:value="0.00037566075121045" calcext:value-type="float">
            <text:p>0,00037566075121</text:p>
          </table:table-cell>
        </table:table-row>
        <table:table-row table:style-name="ro1">
          <table:table-cell/>
          <table:table-cell office:value-type="string" calcext:value-type="string">
            <text:p>CHC-5S</text:p>
          </table:table-cell>
          <table:table-cell office:value-type="float" office:value="760.585897960003" calcext:value-type="float">
            <text:p>760,585897960003</text:p>
          </table:table-cell>
          <table:table-cell office:value-type="float" office:value="17877.4570534239" calcext:value-type="float">
            <text:p>17877,4570534239</text:p>
          </table:table-cell>
          <table:table-cell office:value-type="float" office:value="0.0255091197115706" calcext:value-type="float">
            <text:p>0,025509119711571</text:p>
          </table:table-cell>
          <table:table-cell office:value-type="float" office:value="0.0600693864279005" calcext:value-type="float">
            <text:p>0,060069386427901</text:p>
          </table:table-cell>
          <table:table-cell office:value-type="float" office:value="241.002840427128" calcext:value-type="float">
            <text:p>241,002840427128</text:p>
          </table:table-cell>
          <table:table-cell office:value-type="float" office:value="12661.7890274759" calcext:value-type="float">
            <text:p>12661,7890274759</text:p>
          </table:table-cell>
          <table:table-cell table:formula="of:=[.D75]/[.G75]" office:value-type="float" office:value="74.1794454444594" calcext:value-type="float">
            <text:p>74,1794454444594</text:p>
          </table:table-cell>
          <table:table-cell office:value-type="string" calcext:value-type="string">
            <text:p>DHB</text:p>
          </table:table-cell>
          <table:table-cell office:value-type="float" office:value="760" calcext:value-type="float">
            <text:p>760</text:p>
          </table:table-cell>
          <table:table-cell table:formula="of:=[.I73]" office:value-type="float" office:value="108.442872370085" calcext:value-type="float">
            <text:p>108,442872370085</text:p>
          </table:table-cell>
          <table:table-cell office:value-type="float" office:value="33" calcext:value-type="float">
            <text:p>33</text:p>
          </table:table-cell>
          <table:table-cell table:formula="of:=[.C75]" office:value-type="float" office:value="760.585897960003" calcext:value-type="float">
            <text:p>760,585897960003</text:p>
          </table:table-cell>
          <table:table-cell office:value-type="float" office:value="0.00022" calcext:value-type="float">
            <text:p>0,00022</text:p>
          </table:table-cell>
          <table:table-cell table:formula="of:=[.N75]-760.578" office:value-type="float" office:value="0.00789796000299248" calcext:value-type="float">
            <text:p>0,007897960002992</text:p>
          </table:table-cell>
          <table:table-cell table:formula="of:=SQRT([.O75]^2+0.000289 ^2)" office:value-type="float" office:value="0.000363209306048179" calcext:value-type="float">
            <text:p>0,000363209306048</text:p>
          </table:table-cell>
        </table:table-row>
        <table:table-row table:style-name="ro1">
          <table:table-cell office:value-type="string" calcext:value-type="string">
            <text:p>E-6</text:p>
          </table:table-cell>
          <table:table-cell table:number-columns-repeated="8"/>
          <table:table-cell office:value-type="string" calcext:value-type="string">
            <text:p>E-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HB-6S</text:p>
          </table:table-cell>
          <table:table-cell office:value-type="float" office:value="734.569056188953" calcext:value-type="float">
            <text:p>734,569056188953</text:p>
          </table:table-cell>
          <table:table-cell office:value-type="float" office:value="7321.56251060908" calcext:value-type="float">
            <text:p>7321,56251060908</text:p>
          </table:table-cell>
          <table:table-cell office:value-type="float" office:value="0.0255841834901221" calcext:value-type="float">
            <text:p>0,025584183490122</text:p>
          </table:table-cell>
          <table:table-cell office:value-type="float" office:value="0.0602461481182895" calcext:value-type="float">
            <text:p>0,06024614811829</text:p>
          </table:table-cell>
          <table:table-cell office:value-type="float" office:value="425.073503300303" calcext:value-type="float">
            <text:p>425,073503300303</text:p>
          </table:table-cell>
          <table:table-cell office:value-type="float" office:value="12192.7970356988" calcext:value-type="float">
            <text:p>12192,7970356988</text:p>
          </table:table-cell>
          <table:table-cell table:formula="of:=[.D77]/[.G77]" office:value-type="float" office:value="17.2242269954818" calcext:value-type="float">
            <text:p>17,2242269954818</text:p>
          </table:table-cell>
          <table:table-cell office:value-type="string" calcext:value-type="string">
            <text:p>CHC</text:p>
          </table:table-cell>
          <table:table-cell/>
          <table:table-cell office:value-type="string" calcext:value-type="string">
            <text:p>Wert</text:p>
          </table:table-cell>
          <table:table-cell office:value-type="string" calcext:value-type="string">
            <text:p>err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HB-6S</text:p>
          </table:table-cell>
          <table:table-cell office:value-type="float" office:value="760.585289979216" calcext:value-type="float">
            <text:p>760,585289979216</text:p>
          </table:table-cell>
          <table:table-cell office:value-type="float" office:value="9217.28432257871" calcext:value-type="float">
            <text:p>9217,28432257871</text:p>
          </table:table-cell>
          <table:table-cell office:value-type="float" office:value="0.026599020437885" calcext:value-type="float">
            <text:p>0,026599020437885</text:p>
          </table:table-cell>
          <table:table-cell office:value-type="float" office:value="0.0626359065053195" calcext:value-type="float">
            <text:p>0,06263590650532</text:p>
          </table:table-cell>
          <table:table-cell office:value-type="float" office:value="432.769552655569" calcext:value-type="float">
            <text:p>432,769552655569</text:p>
          </table:table-cell>
          <table:table-cell office:value-type="float" office:value="12142.959724142" calcext:value-type="float">
            <text:p>12142,959724142</text:p>
          </table:table-cell>
          <table:table-cell table:formula="of:=[.D78]/[.G78]" office:value-type="float" office:value="21.2983659918297" calcext:value-type="float">
            <text:p>21,2983659918297</text:p>
          </table:table-cell>
          <table:table-cell office:value-type="string" calcext:value-type="string">
            <text:p>DHB</text:p>
          </table:table-cell>
          <table:table-cell office:value-type="float" office:value="734" calcext:value-type="float">
            <text:p>734</text:p>
          </table:table-cell>
          <table:table-cell table:formula="of:=[.I77]" office:value-type="float" office:value="17.2242269954818" calcext:value-type="float">
            <text:p>17,2242269954818</text:p>
          </table:table-cell>
          <table:table-cell office:value-type="float" office:value="2" calcext:value-type="float">
            <text:p>2</text:p>
          </table:table-cell>
          <table:table-cell table:formula="of:=[.C77]" office:value-type="float" office:value="734.569056188953" calcext:value-type="float">
            <text:p>734,569056188953</text:p>
          </table:table-cell>
          <table:table-cell office:value-type="float" office:value="0.0007" calcext:value-type="float">
            <text:p>0,0007</text:p>
          </table:table-cell>
          <table:table-cell table:formula="of:=[.N78]-734.562" office:value-type="float" office:value="0.00705618895301541" calcext:value-type="float">
            <text:p>0,007056188953015</text:p>
          </table:table-cell>
          <table:table-cell table:formula="of:=SQRT([.O78]^2+0.000289 ^2)" office:value-type="float" office:value="0.000757311692765931" calcext:value-type="float">
            <text:p>0,000757311692766</text:p>
          </table:table-cell>
        </table:table-row>
        <table:table-row table:style-name="ro1">
          <table:table-cell office:value-type="string" calcext:value-type="string">
            <text:p>E-7</text:p>
          </table:table-cell>
          <table:table-cell table:number-columns-repeated="9"/>
          <table:table-cell office:value-type="float" office:value="760" calcext:value-type="float">
            <text:p>760</text:p>
          </table:table-cell>
          <table:table-cell table:formula="of:=[.I78]" office:value-type="float" office:value="21.2983659918297" calcext:value-type="float">
            <text:p>21,2983659918297</text:p>
          </table:table-cell>
          <table:table-cell office:value-type="float" office:value="3" calcext:value-type="float">
            <text:p>3</text:p>
          </table:table-cell>
          <table:table-cell table:formula="of:=[.C78]" office:value-type="float" office:value="760.585289979216" calcext:value-type="float">
            <text:p>760,585289979216</text:p>
          </table:table-cell>
          <table:table-cell office:value-type="float" office:value="0.0006" calcext:value-type="float">
            <text:p>0,0006</text:p>
          </table:table-cell>
          <table:table-cell table:formula="of:=[.N79]-760.578" office:value-type="float" office:value="0.00728997921601149" calcext:value-type="float">
            <text:p>0,007289979216011</text:p>
          </table:table-cell>
          <table:table-cell table:formula="of:=SQRT([.O79]^2+0.000289 ^2)" office:value-type="float" office:value="0.000665973723205353" calcext:value-type="float">
            <text:p>0,000665973723205</text:p>
          </table:table-cell>
        </table:table-row>
        <table:table-row table:style-name="ro1">
          <table:table-cell/>
          <table:table-cell office:value-type="string" calcext:value-type="string">
            <text:p>DHB-7S</text:p>
          </table:table-cell>
          <table:table-cell office:value-type="float" office:value="734.570435698757" calcext:value-type="float">
            <text:p>734,570435698757</text:p>
          </table:table-cell>
          <table:table-cell office:value-type="float" office:value="60510.5982957008" calcext:value-type="float">
            <text:p>60510,5982957008</text:p>
          </table:table-cell>
          <table:table-cell office:value-type="float" office:value="0.0239173020006236" calcext:value-type="float">
            <text:p>0,023917302000624</text:p>
          </table:table-cell>
          <table:table-cell office:value-type="float" office:value="0.0563209421741272" calcext:value-type="float">
            <text:p>0,056320942174127</text:p>
          </table:table-cell>
          <table:table-cell office:value-type="float" office:value="597.536405964689" calcext:value-type="float">
            <text:p>597,536405964689</text:p>
          </table:table-cell>
          <table:table-cell office:value-type="float" office:value="13042.5807407072" calcext:value-type="float">
            <text:p>13042,5807407072</text:p>
          </table:table-cell>
          <table:table-cell table:formula="of:=[.D80]/[.G80]" office:value-type="float" office:value="101.266797623837" calcext:value-type="float">
            <text:p>101,266797623837</text:p>
          </table:table-cell>
          <table:table-cell office:value-type="string" calcext:value-type="string">
            <text:p>E-7</text:p>
          </table:table-cell>
          <table:table-cell/>
          <table:table-cell office:value-type="string" calcext:value-type="string">
            <text:p>Wert</text:p>
          </table:table-cell>
          <table:table-cell office:value-type="string" calcext:value-type="string">
            <text:p>stdev</text:p>
          </table:table-cell>
          <table:table-cell/>
          <table:table-cell office:value-type="string" calcext:value-type="string">
            <text:p>stdev</text:p>
          </table:table-cell>
          <table:table-cell office:value-type="string" calcext:value-type="string">
            <text:p>Richtigkeit</text:p>
          </table:table-cell>
          <table:table-cell office:value-type="string" calcext:value-type="string">
            <text:p>Richtigkeit-err</text:p>
          </table:table-cell>
        </table:table-row>
        <table:table-row table:style-name="ro1">
          <table:table-cell/>
          <table:table-cell office:value-type="string" calcext:value-type="string">
            <text:p>DHB-7S</text:p>
          </table:table-cell>
          <table:table-cell office:value-type="float" office:value="760.585877801499" calcext:value-type="float">
            <text:p>760,585877801499</text:p>
          </table:table-cell>
          <table:table-cell office:value-type="float" office:value="46583.837512677" calcext:value-type="float">
            <text:p>46583,837512677</text:p>
          </table:table-cell>
          <table:table-cell office:value-type="float" office:value="0.0253000776867641" calcext:value-type="float">
            <text:p>0,025300077686764</text:p>
          </table:table-cell>
          <table:table-cell office:value-type="float" office:value="0.0595771300776324" calcext:value-type="float">
            <text:p>0,059577130077632</text:p>
          </table:table-cell>
          <table:table-cell office:value-type="float" office:value="519.532997955572" calcext:value-type="float">
            <text:p>519,532997955572</text:p>
          </table:table-cell>
          <table:table-cell office:value-type="float" office:value="12766.4067874772" calcext:value-type="float">
            <text:p>12766,4067874772</text:p>
          </table:table-cell>
          <table:table-cell table:formula="of:=[.D81]/[.G81]" office:value-type="float" office:value="89.6648291754139" calcext:value-type="float">
            <text:p>89,6648291754139</text:p>
          </table:table-cell>
          <table:table-cell office:value-type="string" calcext:value-type="string">
            <text:p>DHB</text:p>
          </table:table-cell>
          <table:table-cell office:value-type="float" office:value="734" calcext:value-type="float">
            <text:p>734</text:p>
          </table:table-cell>
          <table:table-cell table:formula="of:=AVERAGE([.I80];[.I82])" office:value-type="float" office:value="93.3123603640975" calcext:value-type="float">
            <text:p>93,3123603640975</text:p>
          </table:table-cell>
          <table:table-cell table:formula="of:=STDEV([.I80];[.I82])" office:value-type="float" office:value="11.2492730537688" calcext:value-type="float">
            <text:p>11,2492730537688</text:p>
          </table:table-cell>
          <table:table-cell table:formula="of:= AVERAGE([.C80];[.C82])" office:value-type="float" office:value="734.57022118226" calcext:value-type="float">
            <text:p>734,57022118226</text:p>
          </table:table-cell>
          <table:table-cell table:formula="of:= STDEV([.C80];[.C82])" office:value-type="float" office:value="0.000303372139424605" calcext:value-type="float">
            <text:p>0,000303372139425</text:p>
          </table:table-cell>
          <table:table-cell table:formula="of:=[.N81]-734.562" office:value-type="float" office:value="0.00822118225994473" calcext:value-type="float">
            <text:p>0,008221182259945</text:p>
          </table:table-cell>
          <table:table-cell table:formula="of:=SQRT([.O81]^2+0.000289 ^2)" office:value-type="float" office:value="0.000418993621644843" calcext:value-type="float">
            <text:p>0,000418993621645</text:p>
          </table:table-cell>
        </table:table-row>
        <table:table-row table:style-name="ro1">
          <table:table-cell/>
          <table:table-cell office:value-type="string" calcext:value-type="string">
            <text:p>DHB-7S</text:p>
          </table:table-cell>
          <table:table-cell office:value-type="float" office:value="734.570006665763" calcext:value-type="float">
            <text:p>734,570006665763</text:p>
          </table:table-cell>
          <table:table-cell office:value-type="float" office:value="56446.7027289114" calcext:value-type="float">
            <text:p>56446,7027289114</text:p>
          </table:table-cell>
          <table:table-cell office:value-type="float" office:value="0.0237686998321194" calcext:value-type="float">
            <text:p>0,023768699832119</text:p>
          </table:table-cell>
          <table:table-cell office:value-type="float" office:value="0.0559710108089985" calcext:value-type="float">
            <text:p>0,055971010808999</text:p>
          </table:table-cell>
          <table:table-cell office:value-type="float" office:value="661.294238144709" calcext:value-type="float">
            <text:p>661,294238144709</text:p>
          </table:table-cell>
          <table:table-cell office:value-type="float" office:value="13124.1154313344" calcext:value-type="float">
            <text:p>13124,1154313344</text:p>
          </table:table-cell>
          <table:table-cell table:formula="of:=[.D82]/[.G82]" office:value-type="float" office:value="85.3579231043585" calcext:value-type="float">
            <text:p>85,3579231043585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AVERAGE([.I81];[.I83])" office:value-type="float" office:value="70.5557702652364" calcext:value-type="float">
            <text:p>70,5557702652364</text:p>
          </table:table-cell>
          <table:table-cell table:formula="of:=STDEV([.I81];[.I83])" office:value-type="float" office:value="27.0242902749594" calcext:value-type="float">
            <text:p>27,0242902749594</text:p>
          </table:table-cell>
          <table:table-cell table:formula="of:= AVERAGE([.C81];[.C83])" office:value-type="float" office:value="760.585687762639" calcext:value-type="float">
            <text:p>760,585687762639</text:p>
          </table:table-cell>
          <table:table-cell table:formula="of:= STDEV([.C81];[.C83])" office:value-type="float" office:value="0.000268755533930404" calcext:value-type="float">
            <text:p>0,00026875553393</text:p>
          </table:table-cell>
          <table:table-cell table:formula="of:=[.N82]-760.578" office:value-type="float" office:value="0.00768776263851123" calcext:value-type="float">
            <text:p>0,007687762638511</text:p>
          </table:table-cell>
          <table:table-cell table:formula="of:=SQRT([.O82]^2+0.000289 ^2)" office:value-type="float" office:value="0.000394652425582584" calcext:value-type="float">
            <text:p>0,000394652425583</text:p>
          </table:table-cell>
        </table:table-row>
        <table:table-row table:style-name="ro1">
          <table:table-cell/>
          <table:table-cell office:value-type="string" calcext:value-type="string">
            <text:p>DHB-7S</text:p>
          </table:table-cell>
          <table:table-cell office:value-type="float" office:value="760.585497723778" calcext:value-type="float">
            <text:p>760,585497723778</text:p>
          </table:table-cell>
          <table:table-cell office:value-type="float" office:value="21877.4969454346" calcext:value-type="float">
            <text:p>21877,4969454346</text:p>
          </table:table-cell>
          <table:table-cell office:value-type="float" office:value="0.0259894268745968" calcext:value-type="float">
            <text:p>0,025989426874597</text:p>
          </table:table-cell>
          <table:table-cell office:value-type="float" office:value="0.0612004233631666" calcext:value-type="float">
            <text:p>0,061200423363167</text:p>
          </table:table-cell>
          <table:table-cell office:value-type="float" office:value="425.245780910023" calcext:value-type="float">
            <text:p>425,245780910023</text:p>
          </table:table-cell>
          <table:table-cell office:value-type="float" office:value="12427.7816382155" calcext:value-type="float">
            <text:p>12427,7816382155</text:p>
          </table:table-cell>
          <table:table-cell table:formula="of:=[.D83]/[.G83]" office:value-type="float" office:value="51.446711355059" calcext:value-type="float">
            <text:p>51,446711355059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Jeweils Zwei Plots:</text:p>
          </table:table-cell>
          <table:table-cell office:value-type="string" calcext:value-type="string">
            <text:p>In jeden Plot beide Ionen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DHB &amp; CHCA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Wert gegen Verdünnung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errorbars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QUARK: Einfach getrennte Tabelle für S(R</text:p>
          </table:table-cell>
          <table:table-cell table:number-columns-repeated="11"/>
        </table:table-row>
        <table:table-row table:style-name="ro1" table:number-rows-repeated="104848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errors" table:style-name="ta1"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Höhe</text:p>
          </table:table-cell>
          <table:table-cell office:value-type="string" calcext:value-type="string">
            <text:p>Breite (sigma)</text:p>
          </table:table-cell>
          <table:table-cell office:value-type="string" calcext:value-type="string">
            <text:p>Breite (fwhm)</text:p>
          </table:table-cell>
          <table:table-cell office:value-type="string" calcext:value-type="string">
            <text:p>Untergrund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04_S.txt</text:p>
          </table:table-cell>
          <table:table-cell office:value-type="string" calcext:value-type="string">
            <text:p>DHB-7S</text:p>
          </table:table-cell>
          <table:table-cell office:value-type="string" calcext:value-type="string">
            <text:p>734,57044+/-0,00023</text:p>
          </table:table-cell>
          <table:table-cell office:value-type="string" calcext:value-type="string">
            <text:p>(6,05+/-0,05)e+04</text:p>
          </table:table-cell>
          <table:table-cell office:value-type="string" calcext:value-type="string">
            <text:p>0,02392+/-0,00025</text:p>
          </table:table-cell>
          <table:table-cell office:value-type="string" calcext:value-type="string">
            <text:p>0,0563+/-0,0006</text:p>
          </table:table-cell>
          <table:table-cell office:value-type="string" calcext:value-type="string">
            <text:p>(6,0+/-1,6)e+02</text:p>
          </table:table-cell>
          <table:table-cell office:value-type="string" calcext:value-type="string">
            <text:p>(1,304+/-0,013)e+04</text:p>
          </table:table-cell>
        </table:table-row>
        <table:table-row table:style-name="ro1">
          <table:table-cell office:value-type="string" calcext:value-type="string">
            <text:p>A04_S.txt</text:p>
          </table:table-cell>
          <table:table-cell office:value-type="string" calcext:value-type="string">
            <text:p>DHB-7S</text:p>
          </table:table-cell>
          <table:table-cell office:value-type="string" calcext:value-type="string">
            <text:p>760,58588+/-0,00021</text:p>
          </table:table-cell>
          <table:table-cell office:value-type="string" calcext:value-type="string">
            <text:p>(4,66+/-0,04)e+04</text:p>
          </table:table-cell>
          <table:table-cell office:value-type="string" calcext:value-type="string">
            <text:p>0,02530+/-0,00023</text:p>
          </table:table-cell>
          <table:table-cell office:value-type="string" calcext:value-type="string">
            <text:p>0,0596+/-0,0005</text:p>
          </table:table-cell>
          <table:table-cell office:value-type="string" calcext:value-type="string">
            <text:p>(5,2+/-1,1)e+02</text:p>
          </table:table-cell>
          <table:table-cell office:value-type="string" calcext:value-type="string">
            <text:p>(1,277+/-0,011)e+04</text:p>
          </table:table-cell>
        </table:table-row>
        <table:table-row table:style-name="ro1">
          <table:table-cell office:value-type="string" calcext:value-type="string">
            <text:p>A05_S.txt</text:p>
          </table:table-cell>
          <table:table-cell office:value-type="string" calcext:value-type="string">
            <text:p>DHB-7S</text:p>
          </table:table-cell>
          <table:table-cell office:value-type="string" calcext:value-type="string">
            <text:p>734,57001+/-0,00020</text:p>
          </table:table-cell>
          <table:table-cell office:value-type="string" calcext:value-type="string">
            <text:p>(5,64+/-0,04)e+04</text:p>
          </table:table-cell>
          <table:table-cell office:value-type="string" calcext:value-type="string">
            <text:p>0,02377+/-0,00022</text:p>
          </table:table-cell>
          <table:table-cell office:value-type="string" calcext:value-type="string">
            <text:p>0,0560+/-0,0005</text:p>
          </table:table-cell>
          <table:table-cell office:value-type="string" calcext:value-type="string">
            <text:p>(6,6+/-1,3)e+02</text:p>
          </table:table-cell>
          <table:table-cell office:value-type="string" calcext:value-type="string">
            <text:p>(1,312+/-0,012)e+04</text:p>
          </table:table-cell>
        </table:table-row>
        <table:table-row table:style-name="ro1">
          <table:table-cell office:value-type="string" calcext:value-type="string">
            <text:p>A05_S.txt</text:p>
          </table:table-cell>
          <table:table-cell office:value-type="string" calcext:value-type="string">
            <text:p>DHB-7S</text:p>
          </table:table-cell>
          <table:table-cell office:value-type="string" calcext:value-type="string">
            <text:p>760,58550+/-0,00026</text:p>
          </table:table-cell>
          <table:table-cell office:value-type="string" calcext:value-type="string">
            <text:p>(2,188+/-0,020)e+04</text:p>
          </table:table-cell>
          <table:table-cell office:value-type="string" calcext:value-type="string">
            <text:p>0,02599+/-0,00028</text:p>
          </table:table-cell>
          <table:table-cell office:value-type="string" calcext:value-type="string">
            <text:p>0,0612+/-0,0007</text:p>
          </table:table-cell>
          <table:table-cell office:value-type="string" calcext:value-type="string">
            <text:p>(4,3+/-0,6)e+02</text:p>
          </table:table-cell>
          <table:table-cell office:value-type="string" calcext:value-type="string">
            <text:p>(1,243+/-0,013)e+04</text:p>
          </table:table-cell>
        </table:table-row>
        <table:table-row table:style-name="ro1">
          <table:table-cell office:value-type="string" calcext:value-type="string">
            <text:p>B04_S.txt</text:p>
          </table:table-cell>
          <table:table-cell office:value-type="string" calcext:value-type="string">
            <text:p>DHB-6S</text:p>
          </table:table-cell>
          <table:table-cell office:value-type="string" calcext:value-type="string">
            <text:p>734,5691+/-0,0007</text:p>
          </table:table-cell>
          <table:table-cell office:value-type="string" calcext:value-type="string">
            <text:p>(7,32+/-0,17)e+03</text:p>
          </table:table-cell>
          <table:table-cell office:value-type="string" calcext:value-type="string">
            <text:p>0,0256+/-0,0007</text:p>
          </table:table-cell>
          <table:table-cell office:value-type="string" calcext:value-type="string">
            <text:p>0,0602+/-0,0017</text:p>
          </table:table-cell>
          <table:table-cell office:value-type="string" calcext:value-type="string">
            <text:p>(4,3+/-0,5)e+02</text:p>
          </table:table-cell>
          <table:table-cell office:value-type="string" calcext:value-type="string">
            <text:p>(1,219+/-0,035)e+04</text:p>
          </table:table-cell>
        </table:table-row>
        <table:table-row table:style-name="ro1">
          <table:table-cell office:value-type="string" calcext:value-type="string">
            <text:p>B04_S.txt</text:p>
          </table:table-cell>
          <table:table-cell office:value-type="string" calcext:value-type="string">
            <text:p>DHB-6S</text:p>
          </table:table-cell>
          <table:table-cell office:value-type="string" calcext:value-type="string">
            <text:p>760,5853+/-0,0006</text:p>
          </table:table-cell>
          <table:table-cell office:value-type="string" calcext:value-type="string">
            <text:p>(9,22+/-0,20)e+03</text:p>
          </table:table-cell>
          <table:table-cell office:value-type="string" calcext:value-type="string">
            <text:p>0,0266+/-0,0007</text:p>
          </table:table-cell>
          <table:table-cell office:value-type="string" calcext:value-type="string">
            <text:p>0,0626+/-0,0016</text:p>
          </table:table-cell>
          <table:table-cell office:value-type="string" calcext:value-type="string">
            <text:p>(4,3+/-0,6)e+02</text:p>
          </table:table-cell>
          <table:table-cell office:value-type="string" calcext:value-type="string">
            <text:p>(1,214+/-0,032)e+04</text:p>
          </table:table-cell>
        </table:table-row>
        <table:table-row table:style-name="ro1">
          <table:table-cell office:value-type="string" calcext:value-type="string">
            <text:p>C02_S.txt</text:p>
          </table:table-cell>
          <table:table-cell office:value-type="string" calcext:value-type="string">
            <text:p>DHB-5S</text:p>
          </table:table-cell>
          <table:table-cell office:value-type="string" calcext:value-type="string">
            <text:p>734,57021+/-0,00023</text:p>
          </table:table-cell>
          <table:table-cell office:value-type="string" calcext:value-type="string">
            <text:p>(3,206+/-0,028)e+04</text:p>
          </table:table-cell>
          <table:table-cell office:value-type="string" calcext:value-type="string">
            <text:p>0,02403+/-0,00025</text:p>
          </table:table-cell>
          <table:table-cell office:value-type="string" calcext:value-type="string">
            <text:p>0,0566+/-0,0006</text:p>
          </table:table-cell>
          <table:table-cell office:value-type="string" calcext:value-type="string">
            <text:p>(4,0+/-0,8)e+02</text:p>
          </table:table-cell>
          <table:table-cell office:value-type="string" calcext:value-type="string">
            <text:p>(1,298+/-0,013)e+04</text:p>
          </table:table-cell>
        </table:table-row>
        <table:table-row table:style-name="ro1">
          <table:table-cell office:value-type="string" calcext:value-type="string">
            <text:p>C02_S.txt</text:p>
          </table:table-cell>
          <table:table-cell office:value-type="string" calcext:value-type="string">
            <text:p>DHB-5S</text:p>
          </table:table-cell>
          <table:table-cell office:value-type="string" calcext:value-type="string">
            <text:p>760,58573+/-0,00025</text:p>
          </table:table-cell>
          <table:table-cell office:value-type="string" calcext:value-type="string">
            <text:p>(5,62+/-0,05)e+04</text:p>
          </table:table-cell>
          <table:table-cell office:value-type="string" calcext:value-type="string">
            <text:p>0,02461+/-0,00027</text:p>
          </table:table-cell>
          <table:table-cell office:value-type="string" calcext:value-type="string">
            <text:p>0,0580+/-0,0006</text:p>
          </table:table-cell>
          <table:table-cell office:value-type="string" calcext:value-type="string">
            <text:p>(5,2+/-1,6)e+02</text:p>
          </table:table-cell>
          <table:table-cell office:value-type="string" calcext:value-type="string">
            <text:p>(1,312+/-0,015)e+04</text:p>
          </table:table-cell>
        </table:table-row>
        <table:table-row table:style-name="ro1">
          <table:table-cell office:value-type="string" calcext:value-type="string">
            <text:p>C11_S.txt</text:p>
          </table:table-cell>
          <table:table-cell office:value-type="string" calcext:value-type="string">
            <text:p>CHC-5S</text:p>
          </table:table-cell>
          <table:table-cell office:value-type="string" calcext:value-type="string">
            <text:p>734,57025+/-0,00024</text:p>
          </table:table-cell>
          <table:table-cell office:value-type="string" calcext:value-type="string">
            <text:p>(1,551+/-0,015)e+04</text:p>
          </table:table-cell>
          <table:table-cell office:value-type="string" calcext:value-type="string">
            <text:p>0,02346+/-0,00026</text:p>
          </table:table-cell>
          <table:table-cell office:value-type="string" calcext:value-type="string">
            <text:p>0,0553+/-0,0006</text:p>
          </table:table-cell>
          <table:table-cell office:value-type="string" calcext:value-type="string">
            <text:p>(2,4+/-0,4)e+02</text:p>
          </table:table-cell>
          <table:table-cell office:value-type="string" calcext:value-type="string">
            <text:p>(1,329+/-0,015)e+04</text:p>
          </table:table-cell>
        </table:table-row>
        <table:table-row table:style-name="ro1">
          <table:table-cell office:value-type="string" calcext:value-type="string">
            <text:p>C11_S.txt</text:p>
          </table:table-cell>
          <table:table-cell office:value-type="string" calcext:value-type="string">
            <text:p>CHC-5S</text:p>
          </table:table-cell>
          <table:table-cell office:value-type="string" calcext:value-type="string">
            <text:p>760,58590+/-0,00022</text:p>
          </table:table-cell>
          <table:table-cell office:value-type="string" calcext:value-type="string">
            <text:p>(1,788+/-0,014)e+04</text:p>
          </table:table-cell>
          <table:table-cell office:value-type="string" calcext:value-type="string">
            <text:p>0,02551+/-0,00024</text:p>
          </table:table-cell>
          <table:table-cell office:value-type="string" calcext:value-type="string">
            <text:p>0,0601+/-0,0006</text:p>
          </table:table-cell>
          <table:table-cell office:value-type="string" calcext:value-type="string">
            <text:p>(2,4+/-0,4)e+02</text:p>
          </table:table-cell>
          <table:table-cell office:value-type="string" calcext:value-type="string">
            <text:p>(1,266+/-0,012)e+04</text:p>
          </table:table-cell>
        </table:table-row>
        <table:table-row table:style-name="ro1">
          <table:table-cell office:value-type="string" calcext:value-type="string">
            <text:p>D02_Oben_HR.txt</text:p>
          </table:table-cell>
          <table:table-cell office:value-type="string" calcext:value-type="string">
            <text:p>DHB-4H</text:p>
          </table:table-cell>
          <table:table-cell office:value-type="string" calcext:value-type="string">
            <text:p>734,56227+/-0,00018</text:p>
          </table:table-cell>
          <table:table-cell office:value-type="string" calcext:value-type="string">
            <text:p>566+/-10</text:p>
          </table:table-cell>
          <table:table-cell office:value-type="string" calcext:value-type="string">
            <text:p>0,00921+/-0,00019</text:p>
          </table:table-cell>
          <table:table-cell office:value-type="string" calcext:value-type="string">
            <text:p>0,0217+/-0,0004</text:p>
          </table:table-cell>
          <table:table-cell office:value-type="string" calcext:value-type="string">
            <text:p>5,4+/-2,8</text:p>
          </table:table-cell>
          <table:table-cell office:value-type="string" calcext:value-type="string">
            <text:p>(3,39+/-0,07)e+04</text:p>
          </table:table-cell>
        </table:table-row>
        <table:table-row table:style-name="ro1">
          <table:table-cell office:value-type="string" calcext:value-type="string">
            <text:p>D02_Oben_HR.txt</text:p>
          </table:table-cell>
          <table:table-cell office:value-type="string" calcext:value-type="string">
            <text:p>DHB-4H</text:p>
          </table:table-cell>
          <table:table-cell office:value-type="string" calcext:value-type="string">
            <text:p>760,5789+/-0,0004</text:p>
          </table:table-cell>
          <table:table-cell office:value-type="string" calcext:value-type="string">
            <text:p>(1,07+/-0,04)e+03</text:p>
          </table:table-cell>
          <table:table-cell office:value-type="string" calcext:value-type="string">
            <text:p>0,0090+/-0,0004</text:p>
          </table:table-cell>
          <table:table-cell office:value-type="string" calcext:value-type="string">
            <text:p>0,0212+/-0,0009</text:p>
          </table:table-cell>
          <table:table-cell office:value-type="string" calcext:value-type="string">
            <text:p>7+/-11</text:p>
          </table:table-cell>
          <table:table-cell office:value-type="string" calcext:value-type="string">
            <text:p>(3,58+/-0,16)e+04</text:p>
          </table:table-cell>
        </table:table-row>
        <table:table-row table:style-name="ro1">
          <table:table-cell office:value-type="string" calcext:value-type="string">
            <text:p>D02_Oben_S.txt</text:p>
          </table:table-cell>
          <table:table-cell office:value-type="string" calcext:value-type="string">
            <text:p>DHB-4S</text:p>
          </table:table-cell>
          <table:table-cell office:value-type="string" calcext:value-type="string">
            <text:p>734,56961+/-0,00022</text:p>
          </table:table-cell>
          <table:table-cell office:value-type="string" calcext:value-type="string">
            <text:p>(3,79+/-0,04)e+05</text:p>
          </table:table-cell>
          <table:table-cell office:value-type="string" calcext:value-type="string">
            <text:p>0,02058+/-0,00023</text:p>
          </table:table-cell>
          <table:table-cell office:value-type="string" calcext:value-type="string">
            <text:p>0,0485+/-0,0005</text:p>
          </table:table-cell>
          <table:table-cell office:value-type="string" calcext:value-type="string">
            <text:p>(2,7+/-1,0)e+03</text:p>
          </table:table-cell>
          <table:table-cell office:value-type="string" calcext:value-type="string">
            <text:p>(1,516+/-0,017)e+04</text:p>
          </table:table-cell>
        </table:table-row>
        <table:table-row table:style-name="ro1">
          <table:table-cell office:value-type="string" calcext:value-type="string">
            <text:p>D02_Oben_S.txt</text:p>
          </table:table-cell>
          <table:table-cell office:value-type="string" calcext:value-type="string">
            <text:p>DHB-4S</text:p>
          </table:table-cell>
          <table:table-cell office:value-type="string" calcext:value-type="string">
            <text:p>760,58515+/-0,00022</text:p>
          </table:table-cell>
          <table:table-cell office:value-type="string" calcext:value-type="string">
            <text:p>(3,81+/-0,04)e+05</text:p>
          </table:table-cell>
          <table:table-cell office:value-type="string" calcext:value-type="string">
            <text:p>0,02140+/-0,00024</text:p>
          </table:table-cell>
          <table:table-cell office:value-type="string" calcext:value-type="string">
            <text:p>0,0504+/-0,0006</text:p>
          </table:table-cell>
          <table:table-cell office:value-type="string" calcext:value-type="string">
            <text:p>(2,7+/-1,0)e+03</text:p>
          </table:table-cell>
          <table:table-cell office:value-type="string" calcext:value-type="string">
            <text:p>(1,509+/-0,017)e+04</text:p>
          </table:table-cell>
        </table:table-row>
        <table:table-row table:style-name="ro1">
          <table:table-cell office:value-type="string" calcext:value-type="string">
            <text:p>D02_Unten_HR.txt</text:p>
          </table:table-cell>
          <table:table-cell office:value-type="string" calcext:value-type="string">
            <text:p>DHB-4H</text:p>
          </table:table-cell>
          <table:table-cell office:value-type="string" calcext:value-type="string">
            <text:p>734,56547+/-0,00008</text:p>
          </table:table-cell>
          <table:table-cell office:value-type="string" calcext:value-type="string">
            <text:p>(4,22+/-0,04)e+03</text:p>
          </table:table-cell>
          <table:table-cell office:value-type="string" calcext:value-type="string">
            <text:p>0,00802+/-0,00009</text:p>
          </table:table-cell>
          <table:table-cell office:value-type="string" calcext:value-type="string">
            <text:p>0,01889+/-0,00021</text:p>
          </table:table-cell>
          <table:table-cell office:value-type="string" calcext:value-type="string">
            <text:p>23+/-8</text:p>
          </table:table-cell>
          <table:table-cell office:value-type="string" calcext:value-type="string">
            <text:p>(3,89+/-0,04)e+04</text:p>
          </table:table-cell>
        </table:table-row>
        <table:table-row table:style-name="ro1">
          <table:table-cell office:value-type="string" calcext:value-type="string">
            <text:p>D02_Unten_HR.txt</text:p>
          </table:table-cell>
          <table:table-cell office:value-type="string" calcext:value-type="string">
            <text:p>DHB-4H</text:p>
          </table:table-cell>
          <table:table-cell office:value-type="string" calcext:value-type="string">
            <text:p>760,58107+/-0,00011</text:p>
          </table:table-cell>
          <table:table-cell office:value-type="string" calcext:value-type="string">
            <text:p>(4,70+/-0,05)e+03</text:p>
          </table:table-cell>
          <table:table-cell office:value-type="string" calcext:value-type="string">
            <text:p>0,00846+/-0,00011</text:p>
          </table:table-cell>
          <table:table-cell office:value-type="string" calcext:value-type="string">
            <text:p>0,01993+/-0,00026</text:p>
          </table:table-cell>
          <table:table-cell office:value-type="string" calcext:value-type="string">
            <text:p>15+/-10</text:p>
          </table:table-cell>
          <table:table-cell office:value-type="string" calcext:value-type="string">
            <text:p>(3,82+/-0,05)e+04</text:p>
          </table:table-cell>
        </table:table-row>
        <table:table-row table:style-name="ro1">
          <table:table-cell office:value-type="string" calcext:value-type="string">
            <text:p>D03_HR.txt</text:p>
          </table:table-cell>
          <table:table-cell office:value-type="string" calcext:value-type="string">
            <text:p>DHB-4H</text:p>
          </table:table-cell>
          <table:table-cell office:value-type="string" calcext:value-type="string">
            <text:p>734,56532+/-0,00009</text:p>
          </table:table-cell>
          <table:table-cell office:value-type="string" calcext:value-type="string">
            <text:p>2129+/-21</text:p>
          </table:table-cell>
          <table:table-cell office:value-type="string" calcext:value-type="string">
            <text:p>0,00843+/-0,00010</text:p>
          </table:table-cell>
          <table:table-cell office:value-type="string" calcext:value-type="string">
            <text:p>0,01984+/-0,00023</text:p>
          </table:table-cell>
          <table:table-cell office:value-type="string" calcext:value-type="string">
            <text:p>12+/-4</text:p>
          </table:table-cell>
          <table:table-cell office:value-type="string" calcext:value-type="string">
            <text:p>(3,70+/-0,04)e+04</text:p>
          </table:table-cell>
        </table:table-row>
        <table:table-row table:style-name="ro1">
          <table:table-cell office:value-type="string" calcext:value-type="string">
            <text:p>D03_HR.txt</text:p>
          </table:table-cell>
          <table:table-cell office:value-type="string" calcext:value-type="string">
            <text:p>DHB-4H</text:p>
          </table:table-cell>
          <table:table-cell office:value-type="string" calcext:value-type="string">
            <text:p>760,58040+/-0,00030</text:p>
          </table:table-cell>
          <table:table-cell office:value-type="string" calcext:value-type="string">
            <text:p>(2,58+/-0,08)e+03</text:p>
          </table:table-cell>
          <table:table-cell office:value-type="string" calcext:value-type="string">
            <text:p>0,00896+/-0,00033</text:p>
          </table:table-cell>
          <table:table-cell office:value-type="string" calcext:value-type="string">
            <text:p>0,0211+/-0,0008</text:p>
          </table:table-cell>
          <table:table-cell office:value-type="string" calcext:value-type="string">
            <text:p>16+/-29</text:p>
          </table:table-cell>
          <table:table-cell office:value-type="string" calcext:value-type="string">
            <text:p>(3,61+/-0,13)e+04</text:p>
          </table:table-cell>
        </table:table-row>
        <table:table-row table:style-name="ro1">
          <table:table-cell office:value-type="string" calcext:value-type="string">
            <text:p>D03_Oben_S.txt</text:p>
          </table:table-cell>
          <table:table-cell office:value-type="string" calcext:value-type="string">
            <text:p>DHB-4S</text:p>
          </table:table-cell>
          <table:table-cell office:value-type="string" calcext:value-type="string">
            <text:p>734,56939+/-0,00020</text:p>
          </table:table-cell>
          <table:table-cell office:value-type="string" calcext:value-type="string">
            <text:p>(2,408+/-0,020)e+05</text:p>
          </table:table-cell>
          <table:table-cell office:value-type="string" calcext:value-type="string">
            <text:p>0,02159+/-0,00021</text:p>
          </table:table-cell>
          <table:table-cell office:value-type="string" calcext:value-type="string">
            <text:p>0,0508+/-0,0005</text:p>
          </table:table-cell>
          <table:table-cell office:value-type="string" calcext:value-type="string">
            <text:p>(1,7+/-0,6)e+03</text:p>
          </table:table-cell>
          <table:table-cell office:value-type="string" calcext:value-type="string">
            <text:p>(1,445+/-0,014)e+04</text:p>
          </table:table-cell>
        </table:table-row>
        <table:table-row table:style-name="ro1">
          <table:table-cell office:value-type="string" calcext:value-type="string">
            <text:p>D03_Oben_S.txt</text:p>
          </table:table-cell>
          <table:table-cell office:value-type="string" calcext:value-type="string">
            <text:p>DHB-4S</text:p>
          </table:table-cell>
          <table:table-cell office:value-type="string" calcext:value-type="string">
            <text:p>760,58470+/-0,00021</text:p>
          </table:table-cell>
          <table:table-cell office:value-type="string" calcext:value-type="string">
            <text:p>(2,988+/-0,027)e+05</text:p>
          </table:table-cell>
          <table:table-cell office:value-type="string" calcext:value-type="string">
            <text:p>0,02186+/-0,00023</text:p>
          </table:table-cell>
          <table:table-cell office:value-type="string" calcext:value-type="string">
            <text:p>0,0515+/-0,0005</text:p>
          </table:table-cell>
          <table:table-cell office:value-type="string" calcext:value-type="string">
            <text:p>(2,1+/-0,7)e+03</text:p>
          </table:table-cell>
          <table:table-cell office:value-type="string" calcext:value-type="string">
            <text:p>(1,477+/-0,015)e+04</text:p>
          </table:table-cell>
        </table:table-row>
        <table:table-row table:style-name="ro1">
          <table:table-cell office:value-type="string" calcext:value-type="string">
            <text:p>D03_Unten_S.txt</text:p>
          </table:table-cell>
          <table:table-cell office:value-type="string" calcext:value-type="string">
            <text:p>DHB-4S</text:p>
          </table:table-cell>
          <table:table-cell office:value-type="string" calcext:value-type="string">
            <text:p>734,56954+/-0,00023</text:p>
          </table:table-cell>
          <table:table-cell office:value-type="string" calcext:value-type="string">
            <text:p>(1,598+/-0,016)e+05</text:p>
          </table:table-cell>
          <table:table-cell office:value-type="string" calcext:value-type="string">
            <text:p>0,02177+/-0,00025</text:p>
          </table:table-cell>
          <table:table-cell office:value-type="string" calcext:value-type="string">
            <text:p>0,0513+/-0,0006</text:p>
          </table:table-cell>
          <table:table-cell office:value-type="string" calcext:value-type="string">
            <text:p>(1,3+/-0,4)e+03</text:p>
          </table:table-cell>
          <table:table-cell office:value-type="string" calcext:value-type="string">
            <text:p>(1,433+/-0,016)e+04</text:p>
          </table:table-cell>
        </table:table-row>
        <table:table-row table:style-name="ro1">
          <table:table-cell office:value-type="string" calcext:value-type="string">
            <text:p>D03_Unten_S.txt</text:p>
          </table:table-cell>
          <table:table-cell office:value-type="string" calcext:value-type="string">
            <text:p>DHB-4S</text:p>
          </table:table-cell>
          <table:table-cell office:value-type="string" calcext:value-type="string">
            <text:p>760,58489+/-0,00020</text:p>
          </table:table-cell>
          <table:table-cell office:value-type="string" calcext:value-type="string">
            <text:p>(1,828+/-0,015)e+05</text:p>
          </table:table-cell>
          <table:table-cell office:value-type="string" calcext:value-type="string">
            <text:p>0,02301+/-0,00021</text:p>
          </table:table-cell>
          <table:table-cell office:value-type="string" calcext:value-type="string">
            <text:p>0,0542+/-0,0005</text:p>
          </table:table-cell>
          <table:table-cell office:value-type="string" calcext:value-type="string">
            <text:p>(1,2+/-0,4)e+03</text:p>
          </table:table-cell>
          <table:table-cell office:value-type="string" calcext:value-type="string">
            <text:p>(1,404+/-0,013)e+04</text:p>
          </table:table-cell>
        </table:table-row>
        <table:table-row table:style-name="ro1">
          <table:table-cell office:value-type="string" calcext:value-type="string">
            <text:p>D11_Oben_HR.txt</text:p>
          </table:table-cell>
          <table:table-cell office:value-type="string" calcext:value-type="string">
            <text:p>CHC-4H</text:p>
          </table:table-cell>
          <table:table-cell office:value-type="string" calcext:value-type="string">
            <text:p>734,56593+/-0,00027</text:p>
          </table:table-cell>
          <table:table-cell office:value-type="string" calcext:value-type="string">
            <text:p>1101+/-34</text:p>
          </table:table-cell>
          <table:table-cell office:value-type="string" calcext:value-type="string">
            <text:p>0,00776+/-0,00028</text:p>
          </table:table-cell>
          <table:table-cell office:value-type="string" calcext:value-type="string">
            <text:p>0,0183+/-0,0007</text:p>
          </table:table-cell>
          <table:table-cell office:value-type="string" calcext:value-type="string">
            <text:p>10+/-9</text:p>
          </table:table-cell>
          <table:table-cell office:value-type="string" calcext:value-type="string">
            <text:p>(4,02+/-0,15)e+04</text:p>
          </table:table-cell>
        </table:table-row>
        <table:table-row table:style-name="ro1">
          <table:table-cell office:value-type="string" calcext:value-type="string">
            <text:p>D11_Oben_HR.txt</text:p>
          </table:table-cell>
          <table:table-cell office:value-type="string" calcext:value-type="string">
            <text:p>CHC-4H</text:p>
          </table:table-cell>
          <table:table-cell office:value-type="string" calcext:value-type="string">
            <text:p>760,58217+/-0,00014</text:p>
          </table:table-cell>
          <table:table-cell office:value-type="string" calcext:value-type="string">
            <text:p>2109+/-34</text:p>
          </table:table-cell>
          <table:table-cell office:value-type="string" calcext:value-type="string">
            <text:p>0,00778+/-0,00015</text:p>
          </table:table-cell>
          <table:table-cell office:value-type="string" calcext:value-type="string">
            <text:p>0,01832+/-0,00034</text:p>
          </table:table-cell>
          <table:table-cell office:value-type="string" calcext:value-type="string">
            <text:p>9+/-8</text:p>
          </table:table-cell>
          <table:table-cell office:value-type="string" calcext:value-type="string">
            <text:p>(4,15+/-0,08)e+04</text:p>
          </table:table-cell>
        </table:table-row>
        <table:table-row table:style-name="ro1">
          <table:table-cell office:value-type="string" calcext:value-type="string">
            <text:p>D11_Unten_S.txt</text:p>
          </table:table-cell>
          <table:table-cell office:value-type="string" calcext:value-type="string">
            <text:p>CHC-4S</text:p>
          </table:table-cell>
          <table:table-cell office:value-type="string" calcext:value-type="string">
            <text:p>734,56831+/-0,00018</text:p>
          </table:table-cell>
          <table:table-cell office:value-type="string" calcext:value-type="string">
            <text:p>(2,389+/-0,016)e+04</text:p>
          </table:table-cell>
          <table:table-cell office:value-type="string" calcext:value-type="string">
            <text:p>0,02445+/-0,00019</text:p>
          </table:table-cell>
          <table:table-cell office:value-type="string" calcext:value-type="string">
            <text:p>0,0576+/-0,0005</text:p>
          </table:table-cell>
          <table:table-cell office:value-type="string" calcext:value-type="string">
            <text:p>(2,1+/-0,5)e+02</text:p>
          </table:table-cell>
          <table:table-cell office:value-type="string" calcext:value-type="string">
            <text:p>(1,276+/-0,010)e+04</text:p>
          </table:table-cell>
        </table:table-row>
        <table:table-row table:style-name="ro1">
          <table:table-cell office:value-type="string" calcext:value-type="string">
            <text:p>D11_Unten_S.txt</text:p>
          </table:table-cell>
          <table:table-cell office:value-type="string" calcext:value-type="string">
            <text:p>CHC-4S</text:p>
          </table:table-cell>
          <table:table-cell office:value-type="string" calcext:value-type="string">
            <text:p>760,58334+/-0,00018</text:p>
          </table:table-cell>
          <table:table-cell office:value-type="string" calcext:value-type="string">
            <text:p>(3,718+/-0,025)e+04</text:p>
          </table:table-cell>
          <table:table-cell office:value-type="string" calcext:value-type="string">
            <text:p>0,02569+/-0,00020</text:p>
          </table:table-cell>
          <table:table-cell office:value-type="string" calcext:value-type="string">
            <text:p>0,0605+/-0,0005</text:p>
          </table:table-cell>
          <table:table-cell office:value-type="string" calcext:value-type="string">
            <text:p>(2,5+/-0,8)e+02</text:p>
          </table:table-cell>
          <table:table-cell office:value-type="string" calcext:value-type="string">
            <text:p>(1,257+/-0,010)e+04</text:p>
          </table:table-cell>
        </table:table-row>
        <table:table-row table:style-name="ro1">
          <table:table-cell office:value-type="string" calcext:value-type="string">
            <text:p>D12_Oben_HR.txt</text:p>
          </table:table-cell>
          <table:table-cell office:value-type="string" calcext:value-type="string">
            <text:p>CHC-4H</text:p>
          </table:table-cell>
          <table:table-cell office:value-type="string" calcext:value-type="string">
            <text:p>734,56643+/-0,00018</text:p>
          </table:table-cell>
          <table:table-cell office:value-type="string" calcext:value-type="string">
            <text:p>1394+/-28</text:p>
          </table:table-cell>
          <table:table-cell office:value-type="string" calcext:value-type="string">
            <text:p>0,00798+/-0,00019</text:p>
          </table:table-cell>
          <table:table-cell office:value-type="string" calcext:value-type="string">
            <text:p>0,0188+/-0,0004</text:p>
          </table:table-cell>
          <table:table-cell office:value-type="string" calcext:value-type="string">
            <text:p>17+/-6</text:p>
          </table:table-cell>
          <table:table-cell office:value-type="string" calcext:value-type="string">
            <text:p>(3,91+/-0,09)e+04</text:p>
          </table:table-cell>
        </table:table-row>
        <table:table-row table:style-name="ro1">
          <table:table-cell office:value-type="string" calcext:value-type="string">
            <text:p>D12_Oben_HR.txt</text:p>
          </table:table-cell>
          <table:table-cell office:value-type="string" calcext:value-type="string">
            <text:p>CHC-4H</text:p>
          </table:table-cell>
          <table:table-cell office:value-type="string" calcext:value-type="string">
            <text:p>760,58104+/-0,00021</text:p>
          </table:table-cell>
          <table:table-cell office:value-type="string" calcext:value-type="string">
            <text:p>(2,24+/-0,05)e+03</text:p>
          </table:table-cell>
          <table:table-cell office:value-type="string" calcext:value-type="string">
            <text:p>0,00861+/-0,00022</text:p>
          </table:table-cell>
          <table:table-cell office:value-type="string" calcext:value-type="string">
            <text:p>0,0203+/-0,0005</text:p>
          </table:table-cell>
          <table:table-cell office:value-type="string" calcext:value-type="string">
            <text:p>8+/-10</text:p>
          </table:table-cell>
          <table:table-cell office:value-type="string" calcext:value-type="string">
            <text:p>(3,75+/-0,09)e+04</text:p>
          </table:table-cell>
        </table:table-row>
        <table:table-row table:style-name="ro1">
          <table:table-cell office:value-type="string" calcext:value-type="string">
            <text:p>D12_Unten_HR.txt</text:p>
          </table:table-cell>
          <table:table-cell office:value-type="string" calcext:value-type="string">
            <text:p>CHC-4H</text:p>
          </table:table-cell>
          <table:table-cell office:value-type="string" calcext:value-type="string">
            <text:p>734,5637+/-0,0004</text:p>
          </table:table-cell>
          <table:table-cell office:value-type="string" calcext:value-type="string">
            <text:p>(1,23+/-0,05)e+03</text:p>
          </table:table-cell>
          <table:table-cell office:value-type="string" calcext:value-type="string">
            <text:p>0,0078+/-0,0004</text:p>
          </table:table-cell>
          <table:table-cell office:value-type="string" calcext:value-type="string">
            <text:p>0,0183+/-0,0009</text:p>
          </table:table-cell>
          <table:table-cell office:value-type="string" calcext:value-type="string">
            <text:p>13+/-13</text:p>
          </table:table-cell>
          <table:table-cell office:value-type="string" calcext:value-type="string">
            <text:p>(4,02+/-0,20)e+04</text:p>
          </table:table-cell>
        </table:table-row>
        <table:table-row table:style-name="ro1">
          <table:table-cell office:value-type="string" calcext:value-type="string">
            <text:p>D12_Unten_HR.txt</text:p>
          </table:table-cell>
          <table:table-cell office:value-type="string" calcext:value-type="string">
            <text:p>CHC-4H</text:p>
          </table:table-cell>
          <table:table-cell office:value-type="string" calcext:value-type="string">
            <text:p>760,58013+/-0,00025</text:p>
          </table:table-cell>
          <table:table-cell office:value-type="string" calcext:value-type="string">
            <text:p>(2,29+/-0,06)e+03</text:p>
          </table:table-cell>
          <table:table-cell office:value-type="string" calcext:value-type="string">
            <text:p>0,00887+/-0,00026</text:p>
          </table:table-cell>
          <table:table-cell office:value-type="string" calcext:value-type="string">
            <text:p>0,0209+/-0,0006</text:p>
          </table:table-cell>
          <table:table-cell office:value-type="string" calcext:value-type="string">
            <text:p>9+/-12</text:p>
          </table:table-cell>
          <table:table-cell office:value-type="string" calcext:value-type="string">
            <text:p>(3,64+/-0,11)e+04</text:p>
          </table:table-cell>
        </table:table-row>
        <table:table-row table:style-name="ro1">
          <table:table-cell office:value-type="string" calcext:value-type="string">
            <text:p>D12_Unten_S.txt</text:p>
          </table:table-cell>
          <table:table-cell office:value-type="string" calcext:value-type="string">
            <text:p>CHC-4S</text:p>
          </table:table-cell>
          <table:table-cell office:value-type="string" calcext:value-type="string">
            <text:p>734,56806+/-0,00024</text:p>
          </table:table-cell>
          <table:table-cell office:value-type="string" calcext:value-type="string">
            <text:p>(3,220+/-0,029)e+04</text:p>
          </table:table-cell>
          <table:table-cell office:value-type="string" calcext:value-type="string">
            <text:p>0,02461+/-0,00026</text:p>
          </table:table-cell>
          <table:table-cell office:value-type="string" calcext:value-type="string">
            <text:p>0,0579+/-0,0006</text:p>
          </table:table-cell>
          <table:table-cell office:value-type="string" calcext:value-type="string">
            <text:p>(3,0+/-0,9)e+02</text:p>
          </table:table-cell>
          <table:table-cell office:value-type="string" calcext:value-type="string">
            <text:p>(1,268+/-0,013)e+04</text:p>
          </table:table-cell>
        </table:table-row>
        <table:table-row table:style-name="ro1">
          <table:table-cell office:value-type="string" calcext:value-type="string">
            <text:p>D12_Unten_S.txt</text:p>
          </table:table-cell>
          <table:table-cell office:value-type="string" calcext:value-type="string">
            <text:p>CHC-4S</text:p>
          </table:table-cell>
          <table:table-cell office:value-type="string" calcext:value-type="string">
            <text:p>760,58363+/-0,00021</text:p>
          </table:table-cell>
          <table:table-cell office:value-type="string" calcext:value-type="string">
            <text:p>(5,24+/-0,04)e+04</text:p>
          </table:table-cell>
          <table:table-cell office:value-type="string" calcext:value-type="string">
            <text:p>0,02484+/-0,00023</text:p>
          </table:table-cell>
          <table:table-cell office:value-type="string" calcext:value-type="string">
            <text:p>0,0585+/-0,0005</text:p>
          </table:table-cell>
          <table:table-cell office:value-type="string" calcext:value-type="string">
            <text:p>(4,3+/-1,3)e+02</text:p>
          </table:table-cell>
          <table:table-cell office:value-type="string" calcext:value-type="string">
            <text:p>(1,301+/-0,012)e+04</text:p>
          </table:table-cell>
        </table:table-row>
      </table:table>
      <table:table table:name="tabelle" table:style-name="ta1">
        <table:table-column table:style-name="co3" table:number-columns-repeated="2" table:default-cell-style-name="ce3"/>
        <table:table-row table:style-name="ro2">
          <table:table-cell office:value-type="string" calcext:value-type="string">
            <text:p>DHB-7S</text:p>
          </table:table-cell>
          <table:table-cell office:value-type="string" calcext:value-type="string">
            <text:p>&amp; \SI{ 734.57044 \pm 0.00023 }{} &amp; \SI{ 0.0563 \pm 0.0006 }{} &amp; \SI{ 1.304 \pm 0.013e+04 }{} &amp; \SI{ 101 \pm 27 }{}\\</text:p>
          </table:table-cell>
        </table:table-row>
        <table:table-row table:style-name="ro2">
          <table:table-cell/>
          <table:table-cell office:value-type="string" calcext:value-type="string">
            <text:p>&amp; \SI{ 760.58588 \pm 0.00021 }{} &amp; \SI{ 0.0596 \pm 0.0005 }{} &amp; \SI{ 1.277 \pm 0.011e+04 }{} &amp; \SI{ 90 \pm 19 }{}\\</text:p>
          </table:table-cell>
        </table:table-row>
        <table:table-row table:style-name="ro2">
          <table:table-cell office:value-type="string" calcext:value-type="string">
            <text:p>DHB-7S</text:p>
          </table:table-cell>
          <table:table-cell office:value-type="string" calcext:value-type="string">
            <text:p>&amp; \SI{ 734.57001 \pm 0.00020 }{} &amp; \SI{ 0.0560 \pm 0.0005 }{} &amp; \SI{ 1.312 \pm 0.012e+04 }{} &amp; \SI{ 85 \pm 17 }{}\\</text:p>
          </table:table-cell>
        </table:table-row>
        <table:table-row table:style-name="ro2">
          <table:table-cell/>
          <table:table-cell office:value-type="string" calcext:value-type="string">
            <text:p>&amp; \SI{ 760.58550 \pm 0.00026 }{} &amp; \SI{ 0.0612 \pm 0.0007 }{} &amp; \SI{ 1.243 \pm 0.013e+04 }{} &amp; \SI{ 51 \pm 7 }{}\\</text:p>
          </table:table-cell>
        </table:table-row>
        <table:table-row table:style-name="ro2">
          <table:table-cell office:value-type="string" calcext:value-type="string">
            <text:p>DHB-6S</text:p>
          </table:table-cell>
          <table:table-cell office:value-type="string" calcext:value-type="string">
            <text:p>&amp; \SI{ 734.5691 \pm 0.0007 }{} &amp; \SI{ 0.0602 \pm 0.0017 }{} &amp; \SI{ 1.219 \pm 0.035e+04 }{} &amp; \SI{ 17.2 \pm 2.1 }{}\\</text:p>
          </table:table-cell>
        </table:table-row>
        <table:table-row table:style-name="ro2">
          <table:table-cell/>
          <table:table-cell office:value-type="string" calcext:value-type="string">
            <text:p>&amp; \SI{ 760.5853 \pm 0.0006 }{} &amp; \SI{ 0.0626 \pm 0.0016 }{} &amp; \SI{ 1.214 \pm 0.032e+04 }{} &amp; \SI{ 21.3 \pm 3.0 }{}\\</text:p>
          </table:table-cell>
        </table:table-row>
        <table:table-row table:style-name="ro2">
          <table:table-cell office:value-type="string" calcext:value-type="string">
            <text:p>DHB-5S</text:p>
          </table:table-cell>
          <table:table-cell office:value-type="string" calcext:value-type="string">
            <text:p>&amp; \SI{ 734.57021 \pm 0.00023 }{} &amp; \SI{ 0.0566 \pm 0.0006 }{} &amp; \SI{ 1.298 \pm 0.013e+04 }{} &amp; \SI{ 81 \pm 17 }{}\\</text:p>
          </table:table-cell>
        </table:table-row>
        <table:table-row table:style-name="ro2">
          <table:table-cell/>
          <table:table-cell office:value-type="string" calcext:value-type="string">
            <text:p>&amp; \SI{ 760.58573 \pm 0.00025 }{} &amp; \SI{ 0.0580 \pm 0.0006 }{} &amp; \SI{ 1.312 \pm 0.015e+04 }{} &amp; \SI{ 108 \pm 33 }{}\\</text:p>
          </table:table-cell>
        </table:table-row>
        <table:table-row table:style-name="ro2">
          <table:table-cell office:value-type="string" calcext:value-type="string">
            <text:p>CHCA-5S</text:p>
          </table:table-cell>
          <table:table-cell office:value-type="string" calcext:value-type="string">
            <text:p>&amp; \SI{ 734.57025 \pm 0.00024 }{} &amp; \SI{ 0.0553 \pm 0.0006 }{} &amp; \SI{ 1.329 \pm 0.015e+04 }{} &amp; \SI{ 65 \pm 12 }{}\\</text:p>
          </table:table-cell>
        </table:table-row>
        <table:table-row table:style-name="ro2">
          <table:table-cell/>
          <table:table-cell office:value-type="string" calcext:value-type="string">
            <text:p>&amp; \SI{ 760.58590 \pm 0.00022 }{} &amp; \SI{ 0.0601 \pm 0.0006 }{} &amp; \SI{ 1.266 \pm 0.012e+04 }{} &amp; \SI{ 74 \pm 13 }{}\\</text:p>
          </table:table-cell>
        </table:table-row>
        <table:table-row table:style-name="ro2">
          <table:table-cell office:value-type="string" calcext:value-type="string">
            <text:p>DHB-4HR</text:p>
          </table:table-cell>
          <table:table-cell office:value-type="string" calcext:value-type="string">
            <text:p>&amp; \SI{ 734.56227 \pm 0.00018 }{} &amp; \SI{ 0.0217 \pm 0.0004 }{} &amp; \SI{ 3.39 \pm 0.07e+04 }{} &amp; \SI{ 1.0 \pm 0.5e+02 }{}\\</text:p>
          </table:table-cell>
        </table:table-row>
        <table:table-row table:style-name="ro2">
          <table:table-cell/>
          <table:table-cell office:value-type="string" calcext:value-type="string">
            <text:p>&amp; \SI{ 760.5789 \pm 0.0004 }{} &amp; \SI{ 0.0212 \pm 0.0009 }{} &amp; \SI{ 3.58 \pm 0.16e+04 }{} &amp; \SI{ 1.6 \pm 2.4e+02 }{}\\</text:p>
          </table:table-cell>
        </table:table-row>
        <table:table-row table:style-name="ro2">
          <table:table-cell office:value-type="string" calcext:value-type="string">
            <text:p>DHBA-4S</text:p>
          </table:table-cell>
          <table:table-cell office:value-type="string" calcext:value-type="string">
            <text:p>&amp; \SI{ 734.56961 \pm 0.00022 }{} &amp; \SI{ 0.0485 \pm 0.0005 }{} &amp; \SI{ 1.516 \pm 0.017e+04 }{} &amp; \SI{ 1.4 \pm 0.5e+02 }{}\\</text:p>
          </table:table-cell>
        </table:table-row>
        <table:table-row table:style-name="ro2">
          <table:table-cell/>
          <table:table-cell office:value-type="string" calcext:value-type="string">
            <text:p>&amp; \SI{ 760.58515 \pm 0.00022 }{} &amp; \SI{ 0.0504 \pm 0.0006 }{} &amp; \SI{ 1.509 \pm 0.017e+04 }{} &amp; \SI{ 1.4 \pm 0.5e+02 }{}\\</text:p>
          </table:table-cell>
        </table:table-row>
        <table:table-row table:style-name="ro2">
          <table:table-cell/>
          <table:table-cell office:value-type="string" calcext:value-type="string">
            <text:p>&amp; \SI{ 734.56547 \pm 0.00008 }{} &amp; \SI{ 0.01889 \pm 0.00021 }{} &amp; \SI{ 3.89 \pm 0.04e+04 }{} &amp; \SI{ 1.9 \pm 0.6e+02 }{}\\</text:p>
          </table:table-cell>
        </table:table-row>
        <table:table-row table:style-name="ro2">
          <table:table-cell/>
          <table:table-cell office:value-type="string" calcext:value-type="string">
            <text:p>&amp; \SI{ 760.58107 \pm 0.00011 }{} &amp; \SI{ 0.01993 \pm 0.00026 }{} &amp; \SI{ 3.82 \pm 0.05e+04 }{} &amp; \SI{ 3.1 \pm 2.0e+02 }{}\\</text:p>
          </table:table-cell>
        </table:table-row>
        <table:table-row table:style-name="ro2">
          <table:table-cell office:value-type="string" calcext:value-type="string">
            <text:p>DHB-4H</text:p>
          </table:table-cell>
          <table:table-cell office:value-type="string" calcext:value-type="string">
            <text:p>&amp; \SI{ 734.56532 \pm 0.00009 }{} &amp; \SI{ 0.01984 \pm 0.00023 }{} &amp; \SI{ 3.70 \pm 0.04e+04 }{} &amp; \SI{ 1.8 \pm 0.6e+02 }{}\\</text:p>
          </table:table-cell>
        </table:table-row>
        <table:table-row table:style-name="ro2">
          <table:table-cell/>
          <table:table-cell office:value-type="string" calcext:value-type="string">
            <text:p>&amp; \SI{ 760.58040 \pm 0.00030 }{} &amp; \SI{ 0.0211 \pm 0.0008 }{} &amp; \SI{ 3.61 \pm 0.13e+04 }{} &amp; \SI{ 1.6 \pm 2.9e+02 }{}\\</text:p>
          </table:table-cell>
        </table:table-row>
        <table:table-row table:style-name="ro2">
          <table:table-cell office:value-type="string" calcext:value-type="string">
            <text:p>DHB-4S</text:p>
          </table:table-cell>
          <table:table-cell office:value-type="string" calcext:value-type="string">
            <text:p>&amp; \SI{ 734.56939 \pm 0.00020 }{} &amp; \SI{ 0.0508 \pm 0.0005 }{} &amp; \SI{ 1.445 \pm 0.014e+04 }{} &amp; \SI{ 1.5 \pm 0.5e+02 }{}\\</text:p>
          </table:table-cell>
        </table:table-row>
        <table:table-row table:style-name="ro2">
          <table:table-cell/>
          <table:table-cell office:value-type="string" calcext:value-type="string">
            <text:p>&amp; \SI{ 760.58470 \pm 0.00021 }{} &amp; \SI{ 0.0515 \pm 0.0005 }{} &amp; \SI{ 1.477 \pm 0.015e+04 }{} &amp; \SI{ 1.4 \pm 0.5e+02 }{}\\</text:p>
          </table:table-cell>
        </table:table-row>
        <table:table-row table:style-name="ro2">
          <table:table-cell office:value-type="string" calcext:value-type="string">
            <text:p>DHB-4S</text:p>
          </table:table-cell>
          <table:table-cell office:value-type="string" calcext:value-type="string">
            <text:p>&amp; \SI{ 734.56954 \pm 0.00023 }{} &amp; \SI{ 0.0513 \pm 0.0006 }{} &amp; \SI{ 1.433 \pm 0.016e+04 }{} &amp; \SI{ 1.3 \pm 0.4e+02 }{}\\</text:p>
          </table:table-cell>
        </table:table-row>
        <table:table-row table:style-name="ro2">
          <table:table-cell/>
          <table:table-cell office:value-type="string" calcext:value-type="string">
            <text:p>&amp; \SI{ 760.58489 \pm 0.00020 }{} &amp; \SI{ 0.0542 \pm 0.0005 }{} &amp; \SI{ 1.404 \pm 0.013e+04 }{} &amp; \SI{ 1.5 \pm 0.5e+02 }{}\\</text:p>
          </table:table-cell>
        </table:table-row>
        <table:table-row table:style-name="ro2">
          <table:table-cell office:value-type="string" calcext:value-type="string">
            <text:p>CHCA-4HR</text:p>
          </table:table-cell>
          <table:table-cell office:value-type="string" calcext:value-type="string">
            <text:p>&amp; \SI{ 734.56593 \pm 0.00027 }{} &amp; \SI{ 0.0183 \pm 0.0007 }{} &amp; \SI{ 4.02 \pm 0.15e+04 }{} &amp; \SI{ 1.2 \pm 1.1e+02 }{}\\</text:p>
          </table:table-cell>
        </table:table-row>
        <table:table-row table:style-name="ro2">
          <table:table-cell/>
          <table:table-cell office:value-type="string" calcext:value-type="string">
            <text:p>&amp; \SI{ 760.58217 \pm 0.00014 }{} &amp; \SI{ 0.01832 \pm 0.00034 }{} &amp; \SI{ 4.15 \pm 0.08e+04 }{} &amp; \SI{ 2.3 \pm 2.0e+02 }{}\\</text:p>
          </table:table-cell>
        </table:table-row>
        <table:table-row table:style-name="ro2">
          <table:table-cell office:value-type="string" calcext:value-type="string">
            <text:p>CHC-4S</text:p>
          </table:table-cell>
          <table:table-cell office:value-type="string" calcext:value-type="string">
            <text:p>&amp; \SI{ 734.56831 \pm 0.00018 }{} &amp; \SI{ 0.0576 \pm 0.0005 }{} &amp; \SI{ 1.276 \pm 0.010e+04 }{} &amp; \SI{ 113 \pm 26 }{}\\</text:p>
          </table:table-cell>
        </table:table-row>
        <table:table-row table:style-name="ro2">
          <table:table-cell/>
          <table:table-cell office:value-type="string" calcext:value-type="string">
            <text:p>&amp; \SI{ 760.58334 \pm 0.00018 }{} &amp; \SI{ 0.0605 \pm 0.0005 }{} &amp; \SI{ 1.257 \pm 0.010e+04 }{} &amp; \SI{ 1.5 \pm 0.4e+02 }{}\\</text:p>
          </table:table-cell>
        </table:table-row>
        <table:table-row table:style-name="ro2">
          <table:table-cell office:value-type="string" calcext:value-type="string">
            <text:p>CHCA-4HR</text:p>
          </table:table-cell>
          <table:table-cell office:value-type="string" calcext:value-type="string">
            <text:p>&amp; \SI{ 734.56643 \pm 0.00018 }{} &amp; \SI{ 0.0188 \pm 0.0004 }{} &amp; \SI{ 3.91 \pm 0.09e+04 }{} &amp; \SI{ 83 \pm 30 }{}\\</text:p>
          </table:table-cell>
        </table:table-row>
        <table:table-row table:style-name="ro2">
          <table:table-cell/>
          <table:table-cell office:value-type="string" calcext:value-type="string">
            <text:p>&amp; \SI{ 760.58104 \pm 0.00021 }{} &amp; \SI{ 0.0203 \pm 0.0005 }{} &amp; \SI{ 3.75 \pm 0.09e+04 }{} &amp; \SI{ 2.6 \pm 3.0e+02 }{}\\</text:p>
          </table:table-cell>
        </table:table-row>
        <table:table-row table:style-name="ro2">
          <table:table-cell/>
          <table:table-cell office:value-type="string" calcext:value-type="string">
            <text:p>&amp; \SI{ 734.5637 \pm 0.0004 }{} &amp; \SI{ 0.0183 \pm 0.0009 }{} &amp; \SI{ 4.02 \pm 0.20e+04 }{} &amp; \SI{ 1.0 \pm 0.9e+02 }{}\\</text:p>
          </table:table-cell>
        </table:table-row>
        <table:table-row table:style-name="ro2">
          <table:table-cell/>
          <table:table-cell office:value-type="string" calcext:value-type="string">
            <text:p>&amp; \SI{ 760.58013 \pm 0.00025 }{} &amp; \SI{ 0.0209 \pm 0.0006 }{} &amp; \SI{ 3.64 \pm 0.11e+04 }{} &amp; \SI{ 2.5 \pm 3.1e+02 }{}\\</text:p>
          </table:table-cell>
        </table:table-row>
        <table:table-row table:style-name="ro2">
          <table:table-cell office:value-type="string" calcext:value-type="string">
            <text:p>CHCA-4S</text:p>
          </table:table-cell>
          <table:table-cell office:value-type="string" calcext:value-type="string">
            <text:p>&amp; \SI{ 734.56806 \pm 0.00024 }{} &amp; \SI{ 0.0579 \pm 0.0006 }{} &amp; \SI{ 1.268 \pm 0.013e+04 }{} &amp; \SI{ 108 \pm 31 }{}\\</text:p>
          </table:table-cell>
        </table:table-row>
        <table:table-row table:style-name="ro2">
          <table:table-cell/>
          <table:table-cell office:value-type="string" calcext:value-type="string">
            <text:p>&amp; \SI{ 760.58363 \pm 0.00021 }{} &amp; \SI{ 0.0585 \pm 0.0005 }{} &amp; \SI{ 1.301 \pm 0.012e+04 }{} &amp; \SI{ 121 \pm 35 }{}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.00.0000</text:date>, <text:time style:data-style-name="N2" text:time-value="22:03:24.4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01T22:14:07.827000000</dc:date>
    <meta:editing-duration>PT2H35M37S</meta:editing-duration>
    <meta:editing-cycles>44</meta:editing-cycles>
    <meta:generator>LibreOffice/7.0.1.2$Windows_X86_64 LibreOffice_project/7cbcfc562f6eb6708b5ff7d7397325de9e764452</meta:generator>
    <meta:document-statistic meta:table-count="3" meta:cell-count="1137" meta:object-count="0"/>
  </office:meta>
</office:document-meta>
</file>